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d6d01" officeooo:paragraph-rsid="01205f6b"/>
    </style:style>
    <style:style style:name="P7" style:family="paragraph" style:parent-style-name="Standard">
      <style:text-properties officeooo:rsid="000f3559" officeooo:paragraph-rsid="000f3559"/>
    </style:style>
    <style:style style:name="P8" style:family="paragraph" style:parent-style-name="Standard">
      <style:text-properties officeooo:rsid="001053a8" officeooo:paragraph-rsid="001053a8"/>
    </style:style>
    <style:style style:name="P9" style:family="paragraph" style:parent-style-name="Standard">
      <style:text-properties officeooo:rsid="0010cf8b" officeooo:paragraph-rsid="0010cf8b"/>
    </style:style>
    <style:style style:name="P10" style:family="paragraph" style:parent-style-name="Standard">
      <style:text-properties officeooo:rsid="0010cf8b" officeooo:paragraph-rsid="0119ecf4"/>
    </style:style>
    <style:style style:name="P11" style:family="paragraph" style:parent-style-name="Standard">
      <style:text-properties officeooo:rsid="0041ee44" officeooo:paragraph-rsid="0041ee44"/>
    </style:style>
    <style:style style:name="P12" style:family="paragraph" style:parent-style-name="Standard">
      <style:text-properties officeooo:rsid="00126393" officeooo:paragraph-rsid="00126393"/>
    </style:style>
    <style:style style:name="P13" style:family="paragraph" style:parent-style-name="Standard">
      <style:text-properties officeooo:rsid="00126393" officeooo:paragraph-rsid="007d6dbc"/>
    </style:style>
    <style:style style:name="P14" style:family="paragraph" style:parent-style-name="Standard">
      <style:text-properties officeooo:rsid="00129d0d" officeooo:paragraph-rsid="00129d0d"/>
    </style:style>
    <style:style style:name="P15" style:family="paragraph" style:parent-style-name="Standard">
      <style:text-properties officeooo:rsid="00139b4c" officeooo:paragraph-rsid="00139b4c"/>
    </style:style>
    <style:style style:name="P16" style:family="paragraph" style:parent-style-name="Standard">
      <style:text-properties officeooo:rsid="001479b4" officeooo:paragraph-rsid="001479b4"/>
    </style:style>
    <style:style style:name="P17" style:family="paragraph" style:parent-style-name="Standard">
      <style:text-properties officeooo:rsid="0016a286" officeooo:paragraph-rsid="0016a286"/>
    </style:style>
    <style:style style:name="P18" style:family="paragraph" style:parent-style-name="Standard">
      <style:text-properties officeooo:rsid="0016a286" officeooo:paragraph-rsid="01420eae"/>
    </style:style>
    <style:style style:name="P19" style:family="paragraph" style:parent-style-name="Standard">
      <style:text-properties officeooo:rsid="0015e595" officeooo:paragraph-rsid="0015e595"/>
    </style:style>
    <style:style style:name="P20" style:family="paragraph" style:parent-style-name="Standard">
      <style:text-properties officeooo:rsid="0017a32e" officeooo:paragraph-rsid="0017a32e"/>
    </style:style>
    <style:style style:name="P21" style:family="paragraph" style:parent-style-name="Standard">
      <style:text-properties officeooo:rsid="0017a32e" officeooo:paragraph-rsid="00f05de2"/>
    </style:style>
    <style:style style:name="P22" style:family="paragraph" style:parent-style-name="Standard">
      <style:text-properties officeooo:rsid="0017a32e" officeooo:paragraph-rsid="00ff3c11"/>
    </style:style>
    <style:style style:name="P23" style:family="paragraph" style:parent-style-name="Standard">
      <style:text-properties officeooo:rsid="00188125" officeooo:paragraph-rsid="00188125"/>
    </style:style>
    <style:style style:name="P24" style:family="paragraph" style:parent-style-name="Standard">
      <style:text-properties officeooo:rsid="00188125" officeooo:paragraph-rsid="001bc379"/>
    </style:style>
    <style:style style:name="P25" style:family="paragraph" style:parent-style-name="Standard">
      <style:text-properties officeooo:rsid="001a49ab" officeooo:paragraph-rsid="001a49ab"/>
    </style:style>
    <style:style style:name="P26" style:family="paragraph" style:parent-style-name="Standard">
      <style:text-properties officeooo:rsid="0022225c" officeooo:paragraph-rsid="0022225c"/>
    </style:style>
    <style:style style:name="P27" style:family="paragraph" style:parent-style-name="Standard">
      <style:text-properties officeooo:rsid="00272754" officeooo:paragraph-rsid="00272754"/>
    </style:style>
    <style:style style:name="P28" style:family="paragraph" style:parent-style-name="Standard">
      <style:text-properties officeooo:rsid="00272754" officeooo:paragraph-rsid="0038dec6"/>
    </style:style>
    <style:style style:name="P29" style:family="paragraph" style:parent-style-name="Standard">
      <style:text-properties officeooo:rsid="00272754" officeooo:paragraph-rsid="00479022"/>
    </style:style>
    <style:style style:name="P30" style:family="paragraph" style:parent-style-name="Standard">
      <style:text-properties officeooo:rsid="00272754" officeooo:paragraph-rsid="00b4ec87"/>
    </style:style>
    <style:style style:name="P31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2" style:family="paragraph" style:parent-style-name="Standard">
      <style:text-properties officeooo:rsid="00265cfa" officeooo:paragraph-rsid="00265cfa"/>
    </style:style>
    <style:style style:name="P33" style:family="paragraph" style:parent-style-name="Standard">
      <style:text-properties officeooo:paragraph-rsid="003c1795"/>
    </style:style>
    <style:style style:name="P34" style:family="paragraph" style:parent-style-name="Standard">
      <style:text-properties officeooo:rsid="002aa451" officeooo:paragraph-rsid="002aa451"/>
    </style:style>
    <style:style style:name="P35" style:family="paragraph" style:parent-style-name="Standard">
      <style:text-properties officeooo:rsid="002e0215" officeooo:paragraph-rsid="002e0215"/>
    </style:style>
    <style:style style:name="P36" style:family="paragraph" style:parent-style-name="Standard">
      <style:text-properties officeooo:rsid="002e0215" officeooo:paragraph-rsid="009fd4ad"/>
    </style:style>
    <style:style style:name="P37" style:family="paragraph" style:parent-style-name="Standard">
      <style:text-properties officeooo:rsid="002e0215" officeooo:paragraph-rsid="00a27e32"/>
    </style:style>
    <style:style style:name="P38" style:family="paragraph" style:parent-style-name="Standard">
      <style:text-properties officeooo:rsid="002e0215" officeooo:paragraph-rsid="00a31b24"/>
    </style:style>
    <style:style style:name="P39" style:family="paragraph" style:parent-style-name="Standard">
      <style:text-properties officeooo:rsid="002e8817" officeooo:paragraph-rsid="002e8817"/>
    </style:style>
    <style:style style:name="P40" style:family="paragraph" style:parent-style-name="Standard">
      <style:text-properties officeooo:rsid="00479022" officeooo:paragraph-rsid="00479022"/>
    </style:style>
    <style:style style:name="P41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2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3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4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5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6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7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2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3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4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rsid="005bd445" officeooo:paragraph-rsid="01471dfd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9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officeooo:rsid="012c6b88" officeooo:paragraph-rsid="01457450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officeooo:rsid="00345f1d" officeooo:paragraph-rsid="01457450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officeooo:rsid="013d6558" officeooo:paragraph-rsid="013d6558" style:font-size-asian="12pt" style:font-size-complex="12pt"/>
    </style:style>
    <style:style style:name="P67" style:family="paragraph" style:parent-style-name="Standard">
      <style:text-properties fo:color="#000000" loext:opacity="100%" style:font-name="Liberation Serif" fo:font-size="12pt" officeooo:rsid="0148c1b5" officeooo:paragraph-rsid="0148c1b5" style:font-size-asian="12pt" style:font-size-complex="12pt"/>
    </style:style>
    <style:style style:name="P68" style:family="paragraph" style:parent-style-name="Standard">
      <style:text-properties fo:color="#000000" loext:opacity="100%" style:font-name="Liberation Serif" fo:font-size="12pt" officeooo:rsid="01457450" officeooo:paragraph-rsid="01457450" style:font-size-asian="12pt" style:font-size-complex="12pt"/>
    </style:style>
    <style:style style:name="P69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loext:opacity="100%" style:font-name="Liberation Serif" fo:font-size="12pt" fo:font-style="normal" officeooo:rsid="002e0215" officeooo:paragraph-rsid="011eb446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72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73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74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75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76" style:family="paragraph" style:parent-style-name="Standard">
      <style:text-properties fo:color="#000000" loext:opacity="100%" style:font-name="Liberation Serif" fo:font-size="8pt" officeooo:rsid="005bd445" officeooo:paragraph-rsid="0135f9eb" style:font-size-asian="8pt" style:font-size-complex="8pt"/>
    </style:style>
    <style:style style:name="P77" style:family="paragraph" style:parent-style-name="Standard">
      <style:text-properties fo:color="#000000" loext:opacity="100%" style:font-name="Liberation Serif" fo:font-size="8pt" officeooo:paragraph-rsid="0136c615" style:font-size-asian="8pt" style:font-size-complex="8pt"/>
    </style:style>
    <style:style style:name="P78" style:family="paragraph" style:parent-style-name="Standard">
      <style:text-properties fo:color="#000000" loext:opacity="100%" officeooo:rsid="00716545" officeooo:paragraph-rsid="004bb7cf"/>
    </style:style>
    <style:style style:name="P79" style:family="paragraph" style:parent-style-name="Standard">
      <style:text-properties fo:color="#000000" loext:opacity="100%" officeooo:rsid="00768321" officeooo:paragraph-rsid="0051ecc2"/>
    </style:style>
    <style:style style:name="P80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81" style:family="paragraph" style:parent-style-name="Standard">
      <style:text-properties fo:color="#000000" loext:opacity="100%" officeooo:rsid="00dee247" officeooo:paragraph-rsid="0051ecc2"/>
    </style:style>
    <style:style style:name="P82" style:family="paragraph" style:parent-style-name="Standard">
      <style:text-properties fo:color="#000000" loext:opacity="100%" officeooo:rsid="0010cf8b" officeooo:paragraph-rsid="0010cf8b"/>
    </style:style>
    <style:style style:name="P83" style:family="paragraph" style:parent-style-name="Standard">
      <style:text-properties fo:color="#000000" loext:opacity="100%" officeooo:rsid="001e8a9f" officeooo:paragraph-rsid="00acb830"/>
    </style:style>
    <style:style style:name="P84" style:family="paragraph" style:parent-style-name="Standard">
      <style:text-properties fo:color="#000000" loext:opacity="100%" officeooo:rsid="001dfc2a" officeooo:paragraph-rsid="00acb830"/>
    </style:style>
    <style:style style:name="P85" style:family="paragraph" style:parent-style-name="Standard">
      <style:text-properties fo:color="#000000" loext:opacity="100%" style:font-name="liberation serif" fo:font-size="12pt" officeooo:rsid="0089b6ed" officeooo:paragraph-rsid="01205f6b" style:font-size-asian="12pt" style:font-size-complex="12pt"/>
    </style:style>
    <style:style style:name="P86" style:family="paragraph" style:parent-style-name="Standard">
      <style:text-properties style:font-name="Liberation Serif" officeooo:rsid="00679e75" officeooo:paragraph-rsid="00479022"/>
    </style:style>
    <style:style style:name="P87" style:family="paragraph" style:parent-style-name="Standard">
      <style:text-properties style:font-name="Liberation Serif" officeooo:rsid="00679e75" officeooo:paragraph-rsid="0048683e"/>
    </style:style>
    <style:style style:name="P88" style:family="paragraph" style:parent-style-name="Standard">
      <style:text-properties style:font-name="Liberation Serif" officeooo:rsid="006709da" officeooo:paragraph-rsid="00479022"/>
    </style:style>
    <style:style style:name="P89" style:family="paragraph" style:parent-style-name="Standard">
      <style:text-properties style:font-name="Liberation Serif" officeooo:rsid="0050f3a2" officeooo:paragraph-rsid="0050f3a2"/>
    </style:style>
    <style:style style:name="P90" style:family="paragraph" style:parent-style-name="Standard">
      <style:text-properties style:font-name="Liberation Serif" officeooo:rsid="0050f3a2" officeooo:paragraph-rsid="00479022"/>
    </style:style>
    <style:style style:name="P91" style:family="paragraph" style:parent-style-name="Standard">
      <style:text-properties style:font-name="Liberation Serif" officeooo:rsid="0053aa9e" officeooo:paragraph-rsid="0053aa9e"/>
    </style:style>
    <style:style style:name="P92" style:family="paragraph" style:parent-style-name="Standard">
      <style:text-properties style:font-name="Liberation Serif" officeooo:rsid="002593df" officeooo:paragraph-rsid="0051ecc2"/>
    </style:style>
    <style:style style:name="P93" style:family="paragraph" style:parent-style-name="Standard">
      <style:text-properties style:font-name="Liberation Serif" officeooo:paragraph-rsid="0048683e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95" style:family="paragraph" style:parent-style-name="Standard">
      <style:text-properties style:font-name="Liberation Serif" fo:font-style="normal" officeooo:rsid="00679e75" officeooo:paragraph-rsid="0048683e" style:font-style-asian="normal" style:font-style-complex="normal"/>
    </style:style>
    <style:style style:name="P96" style:family="paragraph" style:parent-style-name="Standard">
      <style:text-properties style:font-name="Liberation Serif" officeooo:rsid="0129e6c9" officeooo:paragraph-rsid="0129e6c9"/>
    </style:style>
    <style:style style:name="P97" style:family="paragraph" style:parent-style-name="Standard">
      <style:text-properties style:font-name="Liberation Serif" officeooo:rsid="012b4893" officeooo:paragraph-rsid="012b4893"/>
    </style:style>
    <style:style style:name="P98" style:family="paragraph" style:parent-style-name="Standard">
      <style:text-properties officeooo:rsid="0048683e" officeooo:paragraph-rsid="0048683e"/>
    </style:style>
    <style:style style:name="P99" style:family="paragraph" style:parent-style-name="Standard">
      <style:text-properties officeooo:rsid="00679e75" officeooo:paragraph-rsid="0048683e"/>
    </style:style>
    <style:style style:name="P100" style:family="paragraph" style:parent-style-name="Standard">
      <style:text-properties officeooo:paragraph-rsid="0050f3a2"/>
    </style:style>
    <style:style style:name="P101" style:family="paragraph" style:parent-style-name="Standard">
      <style:paragraph-properties fo:text-align="justify" style:justify-single-word="false"/>
      <style:text-properties officeooo:paragraph-rsid="0051ecc2"/>
    </style:style>
    <style:style style:name="P102" style:family="paragraph" style:parent-style-name="Standard">
      <style:paragraph-properties fo:text-align="justify" style:justify-single-word="false"/>
      <style:text-properties officeooo:paragraph-rsid="0053aa9e"/>
    </style:style>
    <style:style style:name="P103" style:family="paragraph" style:parent-style-name="Standard">
      <style:paragraph-properties fo:text-align="start" style:justify-single-word="false"/>
      <style:text-properties officeooo:paragraph-rsid="0053aa9e"/>
    </style:style>
    <style:style style:name="P104" style:family="paragraph" style:parent-style-name="Standard">
      <style:paragraph-properties fo:text-align="start" style:justify-single-word="false"/>
      <style:text-properties officeooo:paragraph-rsid="00aacddc"/>
    </style:style>
    <style:style style:name="P105" style:family="paragraph" style:parent-style-name="Standard">
      <style:paragraph-properties fo:text-align="start" style:justify-single-word="false"/>
      <style:text-properties officeooo:paragraph-rsid="00aefd73"/>
    </style:style>
    <style:style style:name="P106" style:family="paragraph" style:parent-style-name="Standard">
      <style:paragraph-properties fo:text-align="start" style:justify-single-word="false"/>
      <style:text-properties officeooo:paragraph-rsid="00cd9d93"/>
    </style:style>
    <style:style style:name="P107" style:family="paragraph" style:parent-style-name="Standard">
      <style:paragraph-properties fo:text-align="start" style:justify-single-word="false"/>
      <style:text-properties officeooo:paragraph-rsid="00ce3a90"/>
    </style:style>
    <style:style style:name="P108" style:family="paragraph" style:parent-style-name="Standard">
      <style:paragraph-properties fo:text-align="start" style:justify-single-word="false"/>
      <style:text-properties officeooo:paragraph-rsid="00e2be92"/>
    </style:style>
    <style:style style:name="P109" style:family="paragraph" style:parent-style-name="Standard">
      <style:text-properties officeooo:paragraph-rsid="00537643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2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2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3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34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38" style:family="paragraph" style:parent-style-name="Standard">
      <style:text-properties officeooo:rsid="005e1989" officeooo:paragraph-rsid="005fa666"/>
    </style:style>
    <style:style style:name="P139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40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41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42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43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44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45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46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47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48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49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50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51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52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53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54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55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56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57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58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59" style:family="paragraph" style:parent-style-name="Standard">
      <style:text-properties fo:color="#861141" loext:opacity="100%" style:font-name="Source Code Pro1" fo:font-size="10pt" officeooo:rsid="000d6d01" officeooo:paragraph-rsid="010175b3" style:font-size-asian="10pt" style:font-size-complex="10pt"/>
    </style:style>
    <style:style style:name="P160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61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162" style:family="paragraph" style:parent-style-name="Standard">
      <style:text-properties fo:color="#861141" loext:opacity="100%" style:font-name="Source Code Pro1" fo:font-size="10pt" officeooo:rsid="000d6d01" officeooo:paragraph-rsid="0116c7ff" style:font-size-asian="10pt" style:font-size-complex="10pt"/>
    </style:style>
    <style:style style:name="P163" style:family="paragraph" style:parent-style-name="Standard">
      <style:text-properties fo:color="#861141" loext:opacity="100%" style:font-name="Source Code Pro1" fo:font-size="10pt" officeooo:rsid="000d6d01" officeooo:paragraph-rsid="0128de9f" style:font-size-asian="10pt" style:font-size-complex="10pt"/>
    </style:style>
    <style:style style:name="P164" style:family="paragraph" style:parent-style-name="Standard">
      <style:text-properties fo:color="#861141" loext:opacity="100%" style:font-name="Source Code Pro1" fo:font-size="10pt" officeooo:rsid="000d6d01" officeooo:paragraph-rsid="01319a32" style:font-size-asian="10pt" style:font-size-complex="10pt"/>
    </style:style>
    <style:style style:name="P165" style:family="paragraph" style:parent-style-name="Standard">
      <style:text-properties fo:color="#861141" loext:opacity="100%" style:font-name="Source Code Pro1" fo:font-size="10pt" officeooo:rsid="000d6d01" officeooo:paragraph-rsid="01345028" style:font-size-asian="10pt" style:font-size-complex="10pt"/>
    </style:style>
    <style:style style:name="P166" style:family="paragraph" style:parent-style-name="Standard">
      <style:text-properties fo:color="#861141" loext:opacity="100%" style:font-name="Source Code Pro1" fo:font-size="10pt" officeooo:rsid="000d6d01" officeooo:paragraph-rsid="0139192c" style:font-size-asian="10pt" style:font-size-complex="10pt"/>
    </style:style>
    <style:style style:name="P167" style:family="paragraph" style:parent-style-name="Standard">
      <style:text-properties fo:color="#861141" loext:opacity="100%" style:font-name="Source Code Pro1" fo:font-size="10pt" officeooo:rsid="000d6d01" officeooo:paragraph-rsid="00ff3c11" style:font-size-asian="10pt" style:font-size-complex="10pt"/>
    </style:style>
    <style:style style:name="P168" style:family="paragraph" style:parent-style-name="Standard">
      <style:text-properties fo:color="#861141" loext:opacity="100%" style:font-name="Source Code Pro1" fo:font-size="10pt" officeooo:rsid="000d6d01" officeooo:paragraph-rsid="01457450" style:font-size-asian="10pt" style:font-size-complex="10pt"/>
    </style:style>
    <style:style style:name="P169" style:family="paragraph" style:parent-style-name="Standard">
      <style:text-properties fo:color="#861141" loext:opacity="100%" style:font-name="Source Code Pro1" fo:font-size="10pt" officeooo:rsid="000d6d01" officeooo:paragraph-rsid="014d6c34" style:font-size-asian="10pt" style:font-size-complex="10pt"/>
    </style:style>
    <style:style style:name="P170" style:family="paragraph" style:parent-style-name="Standard">
      <style:text-properties fo:color="#861141" loext:opacity="100%" style:font-name="Source Code Pro1" fo:font-size="10pt" officeooo:rsid="000d6d01" officeooo:paragraph-rsid="014fd184" style:font-size-asian="10pt" style:font-size-complex="10pt"/>
    </style:style>
    <style:style style:name="P171" style:family="paragraph" style:parent-style-name="Standard">
      <style:text-properties fo:color="#861141" loext:opacity="100%" style:font-name="Source Code Pro1" fo:font-size="10pt" officeooo:rsid="008a2e65" officeooo:paragraph-rsid="01205f6b" style:font-size-asian="10pt" style:font-size-complex="10pt"/>
    </style:style>
    <style:style style:name="P172" style:family="paragraph" style:parent-style-name="Standard">
      <style:text-properties fo:color="#861141" loext:opacity="100%" style:font-name="Source Code Pro1" fo:font-size="10pt" officeooo:rsid="008a2e65" officeooo:paragraph-rsid="0123cb0f" style:font-size-asian="10pt" style:font-size-complex="10pt"/>
    </style:style>
    <style:style style:name="P173" style:family="paragraph" style:parent-style-name="Standard">
      <style:text-properties fo:color="#861141" loext:opacity="100%" style:font-name="Source Code Pro1" fo:font-size="10pt" officeooo:rsid="012c6b88" officeooo:paragraph-rsid="0139192c" style:font-size-asian="10pt" style:font-size-complex="10pt"/>
    </style:style>
    <style:style style:name="P174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75" style:family="paragraph" style:parent-style-name="Standard">
      <style:text-properties fo:color="#861141" loext:opacity="100%" style:font-name="Source Code Pro1" fo:font-size="10pt" fo:font-style="italic" officeooo:rsid="000d6d01" officeooo:paragraph-rsid="011eb446" style:font-size-asian="10pt" style:font-style-asian="italic" style:font-size-complex="10pt" style:font-style-complex="italic"/>
    </style:style>
    <style:style style:name="P176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77" style:family="paragraph" style:parent-style-name="Standard">
      <style:text-properties fo:color="#861141" loext:opacity="100%" style:font-name="Source Code Pro1" fo:font-size="10pt" fo:font-style="normal" officeooo:rsid="009fd4ad" officeooo:paragraph-rsid="0048683e" style:font-size-asian="10pt" style:font-style-asian="normal" style:font-size-complex="10pt" style:font-style-complex="normal"/>
    </style:style>
    <style:style style:name="P178" style:family="paragraph" style:parent-style-name="Standard">
      <style:text-properties fo:color="#861141" loext:opacity="100%" style:font-name="Source Code Pro1" fo:font-size="10pt" fo:font-style="normal" officeooo:rsid="009ae987" officeooo:paragraph-rsid="011eb446" style:font-size-asian="10pt" style:font-style-asian="normal" style:font-size-complex="10pt" style:font-style-complex="normal"/>
    </style:style>
    <style:style style:name="P179" style:family="paragraph" style:parent-style-name="Standard">
      <style:text-properties officeooo:paragraph-rsid="001053a8"/>
    </style:style>
    <style:style style:name="P180" style:family="paragraph" style:parent-style-name="Standard">
      <style:text-properties fo:color="#dddddd" loext:opacity="100%" officeooo:rsid="0010cf8b" officeooo:paragraph-rsid="0010cf8b"/>
    </style:style>
    <style:style style:name="P181" style:family="paragraph" style:parent-style-name="Standard">
      <style:text-properties officeooo:rsid="0082abb9" officeooo:paragraph-rsid="0082abb9"/>
    </style:style>
    <style:style style:name="P182" style:family="paragraph" style:parent-style-name="Standard">
      <style:text-properties officeooo:rsid="0089b6ed" officeooo:paragraph-rsid="0089b6ed"/>
    </style:style>
    <style:style style:name="P183" style:family="paragraph" style:parent-style-name="Standard">
      <style:text-properties officeooo:rsid="0089b6ed" officeooo:paragraph-rsid="01205f6b"/>
    </style:style>
    <style:style style:name="P184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85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86" style:family="paragraph" style:parent-style-name="Standard">
      <style:text-properties officeooo:rsid="0060c23a" officeooo:paragraph-rsid="00684b19"/>
    </style:style>
    <style:style style:name="P187" style:family="paragraph" style:parent-style-name="Standard">
      <style:text-properties officeooo:paragraph-rsid="004bb7cf"/>
    </style:style>
    <style:style style:name="P188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8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9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9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9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9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9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9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9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9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9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0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203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205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206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207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209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211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212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213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214" style:family="paragraph" style:parent-style-name="Standard">
      <style:text-properties officeooo:rsid="0051ecc2" officeooo:paragraph-rsid="00b4ec87"/>
    </style:style>
    <style:style style:name="P215" style:family="paragraph" style:parent-style-name="Standard">
      <style:text-properties officeooo:paragraph-rsid="00b4ec87"/>
    </style:style>
    <style:style style:name="P216" style:family="paragraph" style:parent-style-name="Standard">
      <style:text-properties officeooo:rsid="00436609" officeooo:paragraph-rsid="0010cf8b"/>
    </style:style>
    <style:style style:name="P217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218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219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220" style:family="paragraph" style:parent-style-name="Standard">
      <style:text-properties officeooo:rsid="00768321" officeooo:paragraph-rsid="00e2be92"/>
    </style:style>
    <style:style style:name="P221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22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223" style:family="paragraph" style:parent-style-name="Standard">
      <style:text-properties officeooo:paragraph-rsid="0010cf8b"/>
    </style:style>
    <style:style style:name="P224" style:family="paragraph" style:parent-style-name="Standard">
      <style:text-properties officeooo:paragraph-rsid="007d6dbc"/>
    </style:style>
    <style:style style:name="P225" style:family="paragraph" style:parent-style-name="Standard">
      <style:text-properties officeooo:paragraph-rsid="00cbdb09"/>
    </style:style>
    <style:style style:name="P226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27" style:family="paragraph" style:parent-style-name="Standard">
      <style:text-properties officeooo:rsid="00ff3c11" officeooo:paragraph-rsid="00ff3c11"/>
    </style:style>
    <style:style style:name="P228" style:family="paragraph" style:parent-style-name="Standard">
      <style:text-properties officeooo:rsid="010d8d4a" officeooo:paragraph-rsid="010d8d4a"/>
    </style:style>
    <style:style style:name="P229" style:family="paragraph" style:parent-style-name="Standard">
      <style:text-properties officeooo:rsid="010e785f" officeooo:paragraph-rsid="010e785f"/>
    </style:style>
    <style:style style:name="P230" style:family="paragraph" style:parent-style-name="Standard">
      <style:text-properties officeooo:rsid="0116c7ff" officeooo:paragraph-rsid="0116c7ff"/>
    </style:style>
    <style:style style:name="P231" style:family="paragraph" style:parent-style-name="Standard">
      <style:text-properties officeooo:rsid="0128de9f" officeooo:paragraph-rsid="0128de9f"/>
    </style:style>
    <style:style style:name="P232" style:family="paragraph" style:parent-style-name="Standard">
      <style:text-properties officeooo:paragraph-rsid="0128de9f"/>
    </style:style>
    <style:style style:name="P233" style:family="paragraph" style:parent-style-name="Standard">
      <style:text-properties officeooo:rsid="00345f1d" officeooo:paragraph-rsid="002e8817"/>
    </style:style>
    <style:style style:name="P234" style:family="paragraph" style:parent-style-name="Standard">
      <style:text-properties officeooo:rsid="00345f1d" officeooo:paragraph-rsid="01486cda"/>
    </style:style>
    <style:style style:name="P235" style:family="paragraph" style:parent-style-name="Standard">
      <style:text-properties officeooo:paragraph-rsid="01486cda"/>
    </style:style>
    <style:style style:name="P236" style:family="paragraph" style:parent-style-name="Standard">
      <style:text-properties officeooo:rsid="01486cda" officeooo:paragraph-rsid="01486cda"/>
    </style:style>
    <style:style style:name="P237" style:family="paragraph" style:parent-style-name="Standard">
      <style:text-properties officeooo:rsid="014b1275" officeooo:paragraph-rsid="014b1275"/>
    </style:style>
    <style:style style:name="P238" style:family="paragraph" style:parent-style-name="Standard">
      <style:text-properties officeooo:rsid="014fd184" officeooo:paragraph-rsid="014fd184"/>
    </style:style>
    <style:style style:name="P239" style:family="paragraph" style:parent-style-name="Standard">
      <style:text-properties officeooo:paragraph-rsid="0151bed2"/>
    </style:style>
    <style:style style:name="P240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41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42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43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4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45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4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53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P254" style:family="paragraph" style:parent-style-name="Standard">
      <style:text-properties officeooo:paragraph-rsid="0151bed2"/>
    </style:style>
    <style:style style:name="P255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style:font-name="Liberation Serif" fo:font-style="normal" officeooo:rsid="00679e75" style:font-style-asian="normal" style:font-style-complex="normal"/>
    </style:style>
    <style:style style:name="T21" style:family="text">
      <style:text-properties officeooo:rsid="00d438b4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officeooo:rsid="00d86aab"/>
    </style:style>
    <style:style style:name="T25" style:family="text">
      <style:text-properties fo:color="#000000" loext:opacity="100%" style:font-name="Liberation Serif" officeooo:rsid="0050f3a2"/>
    </style:style>
    <style:style style:name="T26" style:family="text">
      <style:text-properties fo:color="#000000" loext:opacity="100%" style:font-name="Liberation Serif" officeooo:rsid="00ddaf29"/>
    </style:style>
    <style:style style:name="T27" style:family="text">
      <style:text-properties fo:color="#000000" loext:opacity="100%" style:font-name="Liberation Serif" officeooo:rsid="0049fa7f"/>
    </style:style>
    <style:style style:name="T28" style:family="text">
      <style:text-properties fo:color="#000000" loext:opacity="100%" style:font-name="Liberation Serif" officeooo:rsid="004bb7cf"/>
    </style:style>
    <style:style style:name="T29" style:family="text">
      <style:text-properties fo:color="#000000" loext:opacity="100%" style:font-name="Liberation Serif" officeooo:rsid="00a84590"/>
    </style:style>
    <style:style style:name="T30" style:family="text">
      <style:text-properties fo:color="#000000" loext:opacity="100%" style:font-name="Liberation Serif" fo:font-size="12pt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5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6" style:family="text">
      <style:text-properties fo:color="#000000" loext:opacity="100%" style:font-name="Liberation Serif" fo:font-size="12pt" fo:font-style="normal" officeooo:rsid="002e0215" style:font-size-asian="12pt" style:font-style-asian="normal" style:font-size-complex="12pt" style:font-style-complex="normal"/>
    </style:style>
    <style:style style:name="T37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8" style:family="text">
      <style:text-properties fo:color="#000000" loext:opacity="100%" style:font-name="Liberation Serif" fo:font-size="20pt" officeooo:rsid="007e98fb" style:font-name-asian="Source Code Pro" style:font-size-asian="20pt" style:font-name-complex="Source Code Pro" style:font-size-complex="20pt"/>
    </style:style>
    <style:style style:name="T39" style:family="text">
      <style:text-properties fo:color="#000000" loext:opacity="100%" style:font-name="Liberation Serif" officeooo:rsid="001e8a9f"/>
    </style:style>
    <style:style style:name="T40" style:family="text">
      <style:text-properties fo:color="#000000" loext:opacity="100%" style:font-name="Liberation Serif" officeooo:rsid="00acb830"/>
    </style:style>
    <style:style style:name="T41" style:family="text">
      <style:text-properties fo:color="#000000" loext:opacity="100%" style:font-name="Liberation Serif" officeooo:rsid="00bbe16c"/>
    </style:style>
    <style:style style:name="T42" style:family="text">
      <style:text-properties fo:color="#000000" loext:opacity="100%" officeooo:rsid="00e28aeb"/>
    </style:style>
    <style:style style:name="T43" style:family="text">
      <style:text-properties fo:color="#000000" loext:opacity="100%" officeooo:rsid="0011f3f0"/>
    </style:style>
    <style:style style:name="T44" style:family="text">
      <style:text-properties fo:color="#000000" loext:opacity="100%" style:font-name="Source Code Pro1" fo:font-size="10pt" style:font-size-asian="10pt" style:font-size-complex="10pt"/>
    </style:style>
    <style:style style:name="T45" style:family="text">
      <style:text-properties fo:color="#000000" loext:opacity="100%" fo:font-size="12pt" officeooo:rsid="0061622c" style:font-size-asian="12pt" style:font-size-complex="12pt"/>
    </style:style>
    <style:style style:name="T46" style:family="text">
      <style:text-properties fo:color="#000000" loext:opacity="100%" style:font-name="liberation serif" fo:font-size="12pt" style:font-size-asian="12pt" style:font-size-complex="12pt"/>
    </style:style>
    <style:style style:name="T47" style:family="text">
      <style:text-properties fo:color="#000000" loext:opacity="100%" style:font-name="liberation serif" fo:font-size="12pt" officeooo:rsid="0089b6ed" style:font-size-asian="12pt" style:font-size-complex="12pt"/>
    </style:style>
    <style:style style:name="T48" style:family="text">
      <style:text-properties officeooo:rsid="004bb7cf"/>
    </style:style>
    <style:style style:name="T49" style:family="text">
      <style:text-properties officeooo:rsid="0050f3a2"/>
    </style:style>
    <style:style style:name="T5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5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5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5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5" style:family="text">
      <style:text-properties fo:font-variant="normal" fo:text-transform="none" fo:color="#222222" loext:opacity="100%" fo:letter-spacing="normal" fo:font-style="normal" fo:font-weight="normal"/>
    </style:style>
    <style:style style:name="T56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5e1989"/>
    </style:style>
    <style:style style:name="T5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14d6c3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62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63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64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65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66" style:family="text">
      <style:text-properties fo:font-variant="normal" fo:text-transform="none" fo:color="#bf0041" loext:opacity="100%" style:font-name="Source Code Pro1" fo:letter-spacing="normal" fo:font-style="normal" fo:font-weight="normal" officeooo:rsid="01242a61"/>
    </style:style>
    <style:style style:name="T67" style:family="text">
      <style:text-properties fo:font-variant="normal" fo:text-transform="none" fo:color="#bf0041" loext:opacity="100%" style:font-name="Source Code Pro1" fo:letter-spacing="normal" fo:font-style="normal" fo:font-weight="normal" officeooo:rsid="0135f9eb"/>
    </style:style>
    <style:style style:name="T68" style:family="text">
      <style:text-properties fo:font-variant="normal" fo:text-transform="none" fo:color="#bf0041" loext:opacity="100%" style:font-name="Source Code Pro1" fo:letter-spacing="normal" fo:font-style="normal" fo:font-weight="normal" officeooo:rsid="005bd445"/>
    </style:style>
    <style:style style:name="T69" style:family="text">
      <style:text-properties fo:font-variant="normal" fo:text-transform="none" fo:color="#bf0041" loext:opacity="100%" style:font-name="Source Code Pro1" fo:letter-spacing="normal" fo:font-style="normal" fo:font-weight="normal" officeooo:rsid="0136c615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79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80" style:family="text">
      <style:text-properties fo:font-variant="normal" fo:text-transform="none" fo:color="#861141" loext:opacity="100%" style:font-name="Source Code Pro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fo:color="#861141" loext:opacity="100%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font-weight="normal" style:font-weight-asian="normal" style:font-weight-complex="normal"/>
    </style:style>
    <style:style style:name="T85" style:family="text">
      <style:text-properties fo:font-variant="normal" fo:text-transform="none" fo:font-weight="normal" officeooo:rsid="00ba20ed" style:font-weight-asian="normal" style:font-weight-complex="normal"/>
    </style:style>
    <style:style style:name="T86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7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officeooo:rsid="00679e75"/>
    </style:style>
    <style:style style:name="T89" style:family="text">
      <style:text-properties fo:color="#c9211e" loext:opacity="100%" style:font-name="Source Code Pro1" fo:font-size="10pt" style:font-size-asian="10pt" style:font-size-complex="10pt"/>
    </style:style>
    <style:style style:name="T90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91" style:family="text">
      <style:text-properties officeooo:rsid="00f5e086"/>
    </style:style>
    <style:style style:name="T92" style:family="text">
      <style:text-properties officeooo:rsid="00f8bfbd"/>
    </style:style>
    <style:style style:name="T93" style:family="text">
      <style:text-properties officeooo:rsid="00fa5d01"/>
    </style:style>
    <style:style style:name="T94" style:family="text">
      <style:text-properties officeooo:rsid="0056e2ce"/>
    </style:style>
    <style:style style:name="T95" style:family="text">
      <style:text-properties officeooo:rsid="005bd445"/>
    </style:style>
    <style:style style:name="T96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97" style:family="text">
      <style:text-properties officeooo:rsid="005d420b"/>
    </style:style>
    <style:style style:name="T98" style:family="text">
      <style:text-properties officeooo:rsid="0068ee6d"/>
    </style:style>
    <style:style style:name="T99" style:family="text">
      <style:text-properties fo:color="#861141" loext:opacity="100%" style:font-name="Source Code Pro1" fo:font-size="10pt" style:font-size-asian="10pt" style:font-size-complex="10pt"/>
    </style:style>
    <style:style style:name="T100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101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102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103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104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105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106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107" style:family="text">
      <style:text-properties fo:color="#861141" loext:opacity="100%" style:font-name="Source Code Pro1" fo:font-size="10pt" officeooo:rsid="01110e2a" style:font-size-asian="10pt" style:font-size-complex="10pt"/>
    </style:style>
    <style:style style:name="T108" style:family="text">
      <style:text-properties fo:color="#861141" loext:opacity="100%" style:font-name="Source Code Pro1" fo:font-size="10pt" officeooo:rsid="010175b3" style:font-size-asian="10pt" style:font-size-complex="10pt"/>
    </style:style>
    <style:style style:name="T109" style:family="text">
      <style:text-properties fo:color="#861141" loext:opacity="100%" style:font-name="Source Code Pro1" fo:font-size="10pt" officeooo:rsid="00f773d8" style:font-size-asian="10pt" style:font-size-complex="10pt"/>
    </style:style>
    <style:style style:name="T110" style:family="text">
      <style:text-properties fo:color="#861141" loext:opacity="100%" style:font-name="Source Code Pro1" fo:font-size="10pt" officeooo:rsid="00fd8731" style:font-size-asian="10pt" style:font-size-complex="10pt"/>
    </style:style>
    <style:style style:name="T111" style:family="text">
      <style:text-properties fo:color="#861141" loext:opacity="100%" style:font-name="Source Code Pro1" fo:font-size="10pt" officeooo:rsid="01184bda" style:font-size-asian="10pt" style:font-size-complex="10pt"/>
    </style:style>
    <style:style style:name="T112" style:family="text">
      <style:text-properties fo:color="#861141" loext:opacity="100%" style:font-name="Source Code Pro1" fo:font-size="10pt" officeooo:rsid="008a2e65" style:font-size-asian="10pt" style:font-size-complex="10pt"/>
    </style:style>
    <style:style style:name="T113" style:family="text">
      <style:text-properties fo:color="#861141" loext:opacity="100%" style:font-name="Source Code Pro1" fo:font-size="10pt" officeooo:rsid="0138a0ce" style:font-size-asian="10pt" style:font-size-complex="10pt"/>
    </style:style>
    <style:style style:name="T114" style:family="text">
      <style:text-properties fo:color="#861141" loext:opacity="100%" style:font-name="Source Code Pro1" fo:font-size="10pt" officeooo:rsid="0140ab69" style:font-size-asian="10pt" style:font-size-complex="10pt"/>
    </style:style>
    <style:style style:name="T115" style:family="text">
      <style:text-properties fo:color="#861141" loext:opacity="100%" style:font-name="Source Code Pro1" fo:font-size="10pt" officeooo:rsid="01420eae" style:font-size-asian="10pt" style:font-size-complex="10pt"/>
    </style:style>
    <style:style style:name="T116" style:family="text">
      <style:text-properties fo:color="#861141" loext:opacity="100%" style:font-name="Source Code Pro1" fo:font-size="10pt" officeooo:rsid="012c6b88" style:font-size-asian="10pt" style:font-size-complex="10pt"/>
    </style:style>
    <style:style style:name="T117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118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119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121" style:family="text">
      <style:text-properties fo:color="#861141" loext:opacity="100%" style:font-name="Source Code Pro1" fo:font-size="10pt" fo:font-style="normal" officeooo:rsid="009fd4ad" style:font-size-asian="10pt" style:font-style-asian="normal" style:font-size-complex="10pt" style:font-style-complex="normal"/>
    </style:style>
    <style:style style:name="T122" style:family="text">
      <style:text-properties fo:color="#861141" loext:opacity="100%" fo:font-size="10pt" officeooo:rsid="000d6d01" style:font-size-asian="10pt" style:font-size-complex="10pt"/>
    </style:style>
    <style:style style:name="T123" style:family="text">
      <style:text-properties fo:color="#861141" loext:opacity="100%" fo:font-size="10pt" officeooo:rsid="01486cda" style:font-size-asian="10pt" style:font-size-complex="10pt"/>
    </style:style>
    <style:style style:name="T124" style:family="text">
      <style:text-properties fo:color="#861141" loext:opacity="100%" fo:font-size="10pt" officeooo:rsid="009fd4ad" style:font-size-asian="10pt" style:font-size-complex="10pt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style:font-name-asian="Source Code Pro" style:font-size-asian="14pt" style:font-name-complex="Source Code Pro" style:font-size-complex="14pt"/>
    </style:style>
    <style:style style:name="T127" style:family="text">
      <style:text-properties officeooo:rsid="007d6dbc"/>
    </style:style>
    <style:style style:name="T128" style:family="text">
      <style:text-properties officeooo:rsid="007f13b2"/>
    </style:style>
    <style:style style:name="T129" style:family="text">
      <style:text-properties officeooo:rsid="009c0670"/>
    </style:style>
    <style:style style:name="T130" style:family="text">
      <style:text-properties officeooo:rsid="009fd4ad"/>
    </style:style>
    <style:style style:name="T131" style:family="text">
      <style:text-properties officeooo:rsid="00a25a03"/>
    </style:style>
    <style:style style:name="T132" style:family="text">
      <style:text-properties officeooo:rsid="00a31b24"/>
    </style:style>
    <style:style style:name="T133" style:family="text">
      <style:text-properties officeooo:rsid="00a41b86"/>
    </style:style>
    <style:style style:name="T134" style:family="text">
      <style:text-properties officeooo:rsid="00a6411c"/>
    </style:style>
    <style:style style:name="T135" style:family="text">
      <style:text-properties officeooo:rsid="00acb830"/>
    </style:style>
    <style:style style:name="T136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37" style:family="text">
      <style:text-properties fo:font-variant="small-caps" officeooo:rsid="0150b0fc"/>
    </style:style>
    <style:style style:name="T138" style:family="text">
      <style:text-properties style:font-name="Source Code Pro1" fo:font-size="10pt" officeooo:rsid="00aab786" style:font-size-asian="10pt" style:font-size-complex="10pt"/>
    </style:style>
    <style:style style:name="T139" style:family="text">
      <style:text-properties officeooo:rsid="00aefd73"/>
    </style:style>
    <style:style style:name="T140" style:family="text">
      <style:text-properties officeooo:rsid="00b4ec87"/>
    </style:style>
    <style:style style:name="T141" style:family="text">
      <style:text-properties officeooo:rsid="00b56d13"/>
    </style:style>
    <style:style style:name="T142" style:family="text">
      <style:text-properties officeooo:rsid="00b6c5bf"/>
    </style:style>
    <style:style style:name="T143" style:family="text">
      <style:text-properties officeooo:rsid="00bd9fbc"/>
    </style:style>
    <style:style style:name="T144" style:family="text">
      <style:text-properties fo:font-size="16pt" style:font-size-asian="16pt" style:font-size-complex="16pt"/>
    </style:style>
    <style:style style:name="T145" style:family="text">
      <style:text-properties fo:font-size="16pt" officeooo:rsid="00bd9fbc" style:font-size-asian="16pt" style:font-size-complex="16pt"/>
    </style:style>
    <style:style style:name="T146" style:family="text">
      <style:text-properties officeooo:rsid="00c43760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officeooo:rsid="00cb0aa7"/>
    </style:style>
    <style:style style:name="T149" style:family="text">
      <style:text-properties officeooo:rsid="00cb94ef"/>
    </style:style>
    <style:style style:name="T150" style:family="text">
      <style:text-properties officeooo:rsid="00cbdb09"/>
    </style:style>
    <style:style style:name="T151" style:family="text">
      <style:text-properties officeooo:rsid="00cee55e"/>
    </style:style>
    <style:style style:name="T152" style:family="text">
      <style:text-properties officeooo:rsid="00d247c4"/>
    </style:style>
    <style:style style:name="T153" style:family="text">
      <style:text-properties officeooo:rsid="00d3b3a2"/>
    </style:style>
    <style:style style:name="T154" style:family="text">
      <style:text-properties officeooo:rsid="00d9daea"/>
    </style:style>
    <style:style style:name="T155" style:family="text">
      <style:text-properties officeooo:rsid="00e0c06f"/>
    </style:style>
    <style:style style:name="T156" style:family="text">
      <style:text-properties officeooo:rsid="00e508d1"/>
    </style:style>
    <style:style style:name="T157" style:family="text">
      <style:text-properties officeooo:rsid="00e6b7e9"/>
    </style:style>
    <style:style style:name="T158" style:family="text">
      <style:text-properties officeooo:rsid="00e76c3a"/>
    </style:style>
    <style:style style:name="T159" style:family="text">
      <style:text-properties officeooo:rsid="00e98632"/>
    </style:style>
    <style:style style:name="T160" style:family="text">
      <style:text-properties officeooo:rsid="00f33161"/>
    </style:style>
    <style:style style:name="T161" style:family="text">
      <style:text-properties fo:font-size="9pt" officeooo:rsid="00f33161" style:font-size-asian="9pt" style:font-size-complex="9pt"/>
    </style:style>
    <style:style style:name="T162" style:family="text">
      <style:text-properties officeooo:rsid="00f5eb7f"/>
    </style:style>
    <style:style style:name="T163" style:family="text">
      <style:text-properties officeooo:rsid="00f773d8"/>
    </style:style>
    <style:style style:name="T164" style:family="text">
      <style:text-properties officeooo:rsid="010175b3"/>
    </style:style>
    <style:style style:name="T165" style:family="text">
      <style:text-properties officeooo:rsid="01095bc5"/>
    </style:style>
    <style:style style:name="T166" style:family="text">
      <style:text-properties style:text-position="0% 100%" officeooo:rsid="01095bc5"/>
    </style:style>
    <style:style style:name="T167" style:family="text">
      <style:text-properties officeooo:rsid="012b4893"/>
    </style:style>
    <style:style style:name="T168" style:family="text">
      <style:text-properties officeooo:rsid="012b5c86"/>
    </style:style>
    <style:style style:name="T169" style:family="text">
      <style:text-properties officeooo:rsid="008a2e65"/>
    </style:style>
    <style:style style:name="T170" style:family="text">
      <style:text-properties officeooo:rsid="0138a0ce"/>
    </style:style>
    <style:style style:name="T171" style:family="text">
      <style:text-properties officeooo:rsid="00345f1d"/>
    </style:style>
    <style:style style:name="T172" style:family="text">
      <style:text-properties officeooo:rsid="01457450"/>
    </style:style>
    <style:style style:name="T173" style:family="text">
      <style:text-properties officeooo:rsid="01471dfd"/>
    </style:style>
    <style:style style:name="T174" style:family="text">
      <style:text-properties officeooo:rsid="01486cda"/>
    </style:style>
    <style:style style:name="T175" style:family="text">
      <style:text-properties officeooo:rsid="014fd184"/>
    </style:style>
    <style:style style:name="T176" style:family="text">
      <style:text-properties officeooo:rsid="0150b0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><text:bookmark-start text:name="Quick navigation"/>Quick navigation<text:bookmark-end text:name="Quick navigation"/></text:p>
      <text:p text:style-name="P186"/>
      <text:list xml:id="list3613485580" text:style-name="L1">
        <text:list-item>
          <text:p text:style-name="P240"><text:bookmark-ref text:reference-format="text" text:ref-name="1. Basic install">Basic install</text:bookmark-ref></text:p>
        </text:list-item>
        <text:list-item>
          <text:p text:style-name="P242"><text:bookmark-ref text:reference-format="text" text:ref-name="1.5 Partitioning">Partitioning</text:bookmark-ref></text:p>
        </text:list-item>
        <text:list-item>
          <text:p text:style-name="P240"><text:bookmark-ref text:reference-format="text" text:ref-name="2. Installing packages onto the system">Installing packages onto the system</text:bookmark-ref></text:p>
        </text:list-item>
        <text:list-item>
          <text:p text:style-name="P240"><text:bookmark-ref text:reference-format="text" text:ref-name="3. Continuing the install from the system">Continuing the install from the system</text:bookmark-ref></text:p>
        </text:list-item>
        <text:list-item>
          <text:p text:style-name="P241"><text:span text:style-name="T98">P</text:span>ost install</text:p>
          <text:list>
            <text:list-item>
              <text:p text:style-name="P241"><text:bookmark-ref text:reference-format="text" text:ref-name="4.1 Optimalization before installing apps">Optimalization before installing apps</text:bookmark-ref></text:p>
            </text:list-item>
            <text:list-item>
              <text:p text:style-name="P241"><text:bookmark-ref text:reference-format="text" text:ref-name="4.2 Installing apps of choice">Installing apps of choice</text:bookmark-ref></text:p>
            </text:list-item>
            <text:list-item>
              <text:p text:style-name="P241"><text:bookmark-ref text:reference-format="text" text:ref-name="4.3 Enabling services">Enabling services</text:bookmark-ref></text:p>
            </text:list-item>
            <text:list-item>
              <text:p text:style-name="P243">Kernel</text:p>
              <text:list>
                <text:list-item>
                  <text:p text:style-name="P241"><text:bookmark-ref text:reference-format="text" text:ref-name="4.4.1 Tweak kernel settings">Tweak kernel settings</text:bookmark-ref></text:p>
                </text:list-item>
                <text:list-item>
                  <text:p text:style-name="P241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41"><text:bookmark-ref text:reference-format="text" text:ref-name="4.5 Modify GRUB settings">Modify GRUB settings</text:bookmark-ref></text:p>
            </text:list-item>
            <text:list-item>
              <text:p text:style-name="P241"><text:bookmark-ref text:reference-format="text" text:ref-name="4.6 Customizing .bashrc">Customizing .bashrc</text:bookmark-ref></text:p>
            </text:list-item>
            <text:list-item>
              <text:p text:style-name="P241"><text:bookmark-ref text:reference-format="text" text:ref-name="4.7 Comfort zone &amp; setting the look">Comfort zone &amp; setting the look</text:bookmark-ref></text:p>
            </text:list-item>
            <text:list-item>
              <text:p text:style-name="P241"><text:bookmark-ref text:reference-format="text" text:ref-name="4.8 Custom scripts">Custom scripts</text:bookmark-ref></text:p>
            </text:list-item>
            <text:list-item>
              <text:p text:style-name="P241"><text:bookmark-start text:name="__RefNumPara__2928_2977501505"/><text:bookmark-ref text:reference-format="text" text:ref-name="4.9 System maintaining">System maintaining</text:bookmark-ref><text:bookmark-end text:name="__RefNumPara__2928_2977501505"/></text:p>
            </text:list-item>
            <text:list-item>
              <text:p text:style-name="P241"><text:bookmark-ref text:reference-format="text" text:ref-name="4.10 Troubleshooting">Troubleshooting</text:bookmark-ref></text:p>
            </text:list-item>
          </text:list>
        </text:list-item>
        <text:list-item>
          <text:p text:style-name="P241"><text:bookmark-ref text:reference-format="text" text:ref-name="5. Useful commands">Useful commands</text:bookmark-ref></text:p>
        </text:list-item>
        <text:list-item>
          <text:p text:style-name="P241"><text:bookmark-ref text:reference-format="text" text:ref-name="5.1 Unsafe commands">Unsafe commands</text:bookmark-ref></text:p>
        </text:list-item>
        <text:list-item>
          <text:p text:style-name="P241"><text:bookmark-ref text:reference-format="text" text:ref-name="6. Gaming">Gaming</text:bookmark-ref></text:p>
        </text:list-item>
        <text:list-item>
          <text:p text:style-name="P241"><text:bookmark-ref text:reference-format="text" text:ref-name="7. Security">Security</text:bookmark-ref></text:p>
        </text:list-item>
        <text:list-item>
          <text:p text:style-name="P244"><text:bookmark-ref text:reference-format="text" text:ref-name="9. Saving &amp; reloading the system">Saving &amp; reloading the system</text:bookmark-ref></text:p>
        </text:list-item>
        <text:list-item>
          <text:p text:style-name="P245"><text:bookmark-ref text:reference-format="text" text:ref-name="8. Extra productiveness">Extra productiveness</text:bookmark-ref></text:p>
        </text:list-item>
      </text:list>
      <text:p text:style-name="P60"/>
      <text:p text:style-name="P60"/>
      <text:p text:style-name="P222"><text:span text:style-name="T33">Before updating or upgrading the system, check </text:span><text:a xlink:type="simple" xlink:href="https://archlinux.org/news/" text:style-name="Internet_20_link" text:visited-style-name="Visited_20_Internet_20_Link">the arch news</text:a><text:span text:style-name="T33"> </text:span><text:span text:style-name="T34">(could save your system)</text:span><text:span text:style-name="T33">!</text:span></text:p>
      <text:p text:style-name="P189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99">loadkeys hu</text:span></text:p>
      <text:p text:style-name="P2"/>
      <text:p text:style-name="P2">Enable and connect to wifi (Optional)</text:p>
      <text:p text:style-name="P2"><text:tab/><text:span text:style-name="T99">rfkill unblock wifi</text:span></text:p>
      <text:p text:style-name="P139"><text:tab/>iwctl</text:p>
      <text:p text:style-name="P139"><text:tab/>device list</text:p>
      <text:p text:style-name="P139"><text:tab/>station **device** scan</text:p>
      <text:p text:style-name="P139"><text:tab/>station **device** get-networks</text:p>
      <text:p text:style-name="P139"><text:tab/>station **device** connect **SSID**</text:p>
      <text:p text:style-name="P2"/>
      <text:p text:style-name="P2">Sync time</text:p>
      <text:p text:style-name="P2"><text:tab/><text:span text:style-name="T99">pacman -Syyy</text:span></text:p>
      <text:p text:style-name="P139"><text:tab/>timedatectl set-ntp true</text:p>
      <text:p text:style-name="P2"/>
      <text:p text:style-name="P2">Set fastest mirrorlist</text:p>
      <text:p text:style-name="P2"><text:tab/><text:span text:style-name="T99">pacman -Syyy</text:span></text:p>
      <text:p text:style-name="P139"><text:tab/>pacman -S reflector</text:p>
      <text:p text:style-name="P139"><text:tab/>reflector -c Hungary -a 10 --sort rate --save /etc/pacman.d/mirrorlist</text:p>
      <text:p text:style-name="P139"><text:tab/>pacman -Syyy</text:p>
      <text:p text:style-name="P139"/>
      <text:p text:style-name="P2"/>
      <text:p text:style-name="P189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99">ls /sys/firmware/efi/efivars</text:span></text:p>
      <text:p text:style-name="P2"><text:tab/><text:tab/>If writes what's inside the folder: UEFI</text:p>
      <text:p text:style-name="P5"><text:tab/><text:tab/>If folder doesn't exist: BIOS</text:p>
      <text:p text:style-name="P211"/>
      <text:p text:style-name="P211"/>
      <text:p text:style-name="P211"/>
      <text:p text:style-name="P211"/>
      <text:p text:style-name="P217"><text:span text:style-name="T144">UEFI </text:span><text:span text:style-name="T145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s</text:a></text:p>
      <text:p text:style-name="P139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99">mkfs.fat -F32 /dev/sda1</text:span></text:p>
      <text:p text:style-name="P139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99">mount /dev/sda2 /mnt</text:span></text:p>
      <text:p text:style-name="P139"><text:tab/>mkdir /mnt/boot</text:p>
      <text:p text:style-name="P156"><text:tab/>mount /dev/sda1 /mnt/boot</text:p>
      <text:p text:style-name="P156"/>
      <text:p text:style-name="P156"/>
      <text:p text:style-name="P156"/>
      <text:p text:style-name="P5"/>
      <text:p text:style-name="P5"/>
      <text:p text:style-name="P218">BIOS <text:span text:style-name="T143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</text:a></text:p>
      <text:p text:style-name="P140">fdisk /dev/sda</text:p>
      <text:p text:style-name="P7"><text:tab/>n → <text:span text:style-name="T94">ENTER </text:span>→ ENTER → ENTER → ENTER → w</text:p>
      <text:p text:style-name="P7"/>
      <text:p text:style-name="P7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7"><text:tab/><text:span text:style-name="T100">mkfs.ext4 /dev/sda1</text:span></text:p>
      <text:p text:style-name="P7"><text:tab/></text:p>
      <text:p text:style-name="P7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7"><text:tab/><text:span text:style-name="T100">mount /dev/sda1 /mnt</text:span></text:p>
      <text:p text:style-name="P190"><text:bookmark-start text:name="2. Installing packages onto the system"/>Installing packages onto the system<text:bookmark-end text:name="2. Installing packages onto the system"/></text:p>
      <text:p text:style-name="P8"/>
      <text:p text:style-name="P8"><text:a xlink:type="simple" xlink:href="https://wiki.archlinux.org/title/installation_guide#Install_essential_packages" text:style-name="Internet_20_link" text:visited-style-name="Visited_20_Internet_20_Link">Basic packages</text:a></text:p>
      <text:p text:style-name="P8"><text:tab/><text:span text:style-name="T100">pacstrap /mnt base linux linux-firmware </text:span><text:span text:style-name="T114">nano</text:span></text:p>
      <text:p text:style-name="P8"/>
      <text:p text:style-name="P8"><text:a xlink:type="simple" xlink:href="https://wiki.archlinux.org/title/installation_guide#Fstab" text:style-name="Internet_20_link" text:visited-style-name="Visited_20_Internet_20_Link">Fstab</text:a></text:p>
      <text:p text:style-name="P8"><text:tab/><text:span text:style-name="T100">genfstab -U /mnt &gt;&gt; /mnt/etc/fstab</text:span></text:p>
      <text:p text:style-name="P141"/>
      <text:p text:style-name="P8"><text:a xlink:type="simple" xlink:href="https://wiki.archlinux.org/title/installation_guide#Chroot" text:style-name="Internet_20_link" text:visited-style-name="Visited_20_Internet_20_Link">Configuring the system</text:a></text:p>
      <text:p text:style-name="P8"><text:tab/><text:span text:style-name="T100">arch-chroot /mnt</text:span></text:p>
      <text:p text:style-name="P141"/>
      <text:p text:style-name="P179"><text:a xlink:type="simple" xlink:href="https://wiki.archlinux.org/title/installation_guide#Time_zone" text:style-name="Internet_20_link" text:visited-style-name="Visited_20_Internet_20_Link"><text:span text:style-name="T156">Time zone</text:span></text:a></text:p>
      <text:p text:style-name="P8"><text:tab/><text:span text:style-name="T100">ln -sf /usr/share/zoneinfo/Europe/Budapest /etc/localetime</text:span></text:p>
      <text:p text:style-name="P8"><text:tab/><text:span text:style-name="T100">hwclock –systohc</text:span></text:p>
      <text:p text:style-name="P141"><text:tab/><text:tab/></text:p>
      <text:p text:style-name="P62"><text:a xlink:type="simple" xlink:href="https://wiki.archlinux.org/title/installation_guide#Localization" text:style-name="Internet_20_link" text:visited-style-name="Visited_20_Internet_20_Link"/></text:p>
      <text:p text:style-name="P62"><text:a xlink:type="simple" xlink:href="https://wiki.archlinux.org/title/installation_guide#Localization" text:style-name="Internet_20_link" text:visited-style-name="Visited_20_Internet_20_Link">Localization</text:a></text:p>
      <text:p text:style-name="P142"><text:tab/><text:tab/>nano /etc/locale.gen</text:p>
      <text:p text:style-name="P141"><text:tab/><text:tab/><text:span text:style-name="T31">uncomment </text:span><text:span text:style-name="T35">en_US.UTF-8 UTF-8</text:span></text:p>
      <text:p text:style-name="P58"><text:tab/><text:tab/><text:tab/><text:tab/> <text:span text:style-name="T125"><text:s/></text:span><text:span text:style-name="T126">↕</text:span></text:p>
      <text:p text:style-name="P141"><text:tab/> <text:tab/>sed -i '177s/^#//' /etc/locale.gen</text:p>
      <text:p text:style-name="P141"/>
      <text:p text:style-name="P141"><text:tab/>locale-gen</text:p>
      <text:p text:style-name="P141"><text:tab/>nano /etc/locale.conf</text:p>
      <text:p text:style-name="P141"><text:tab/><text:tab/><text:span text:style-name="T30">LANG=en_US.UTF-8</text:span></text:p>
      <text:p text:style-name="P141"><text:tab/>nano /etc/vconsole.conf</text:p>
      <text:p text:style-name="P141"><text:tab/><text:tab/><text:span text:style-name="T30">KEYMAP=hu</text:span></text:p>
      <text:p text:style-name="P59"><text:tab/><text:span text:style-name="T99">localectl set-keymap --no-convert hu</text:span></text:p>
      <text:p text:style-name="P141"/>
      <text:p text:style-name="P9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79"><text:tab/><text:span text:style-name="T100">nano /etc/hostname</text:span></text:p>
      <text:p text:style-name="P9"><text:tab/><text:tab/>arch</text:p>
      <text:p text:style-name="P9"/>
      <text:p text:style-name="P9"><text:tab/><text:span text:style-name="T100">nano /etc/hosts</text:span></text:p>
      <text:p text:style-name="P9"><text:tab/><text:tab/>127.0.0.1<text:tab/>localhost</text:p>
      <text:p text:style-name="P9"><text:tab/><text:tab/>::1<text:tab/><text:tab/>localhost</text:p>
      <text:p text:style-name="P9"><text:tab/><text:tab/>127.0.1.1<text:tab/>arch.localdomain<text:tab/>arch</text:p>
      <text:p text:style-name="P9"/>
      <text:p text:style-name="P9"><text:a xlink:type="simple" xlink:href="https://wiki.archlinux.org/title/installation_guide#Root_password" text:style-name="Internet_20_link" text:visited-style-name="Visited_20_Internet_20_Link">Setting the root password</text:a></text:p>
      <text:p text:style-name="P9"><text:tab/><text:span text:style-name="T100">passwd</text:span></text:p>
      <text:p text:style-name="P9"/>
      <text:p text:style-name="P9">Installing packages</text:p>
      <text:p text:style-name="P9"><text:tab/><text:span text:style-name="T100">pacman -S grub efibootmgr networkmanager network-manager-applet wireless_tools wpa_supplicant dialog os-prober base-devel linux-headers reflector git bluez bluez-utils xdg-utils xdg-user-dirs</text:span></text:p>
      <text:p text:style-name="P9"/>
      <text:p text:style-name="P9">Enable SSH connection (optional)</text:p>
      <text:p text:style-name="P10"><text:tab/><text:span text:style-name="T100">pacman -S openssh </text:span><text:span text:style-name="T107">sshpass </text:span><text:span text:style-name="T100">openssl</text:span></text:p>
      <text:p text:style-name="P143"><text:tab/>systemctl enable sshd</text:p>
      <text:p text:style-name="P9"/>
      <text:p text:style-name="P9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9"><text:tab/><text:span text:style-name="T100">grub-install --target=x86_64-efi --efi-directory=/boot --bootloader-id=GRUB</text:span></text:p>
      <text:p text:style-name="P143"><text:tab/>grub-mkconfig -o /boot/grub/grub.cfg</text:p>
      <text:p text:style-name="P143"/>
      <text:p text:style-name="P11"><text:a xlink:type="simple" xlink:href="https://wiki.archlinux.org/title/Arch_boot_process#Boot_loader" text:style-name="Internet_20_link" text:visited-style-name="Visited_20_Internet_20_Link">Setting up GRUB (BIOS)</text:a></text:p>
      <text:p text:style-name="P11"><text:tab/><text:span text:style-name="T100">grub-install --target=i386-pc /dev/sda</text:span></text:p>
      <text:p text:style-name="P154"><text:tab/>grub-mkconfig -o /boot/grub/grub.cfg</text:p>
      <text:p text:style-name="P9"/>
      <text:p text:style-name="P9">Enabling internet</text:p>
      <text:p text:style-name="P9"><text:tab/><text:span text:style-name="T100">systemctl enable NetworkManager</text:span></text:p>
      <text:p text:style-name="P9"/>
      <text:p text:style-name="P9">Enabling bluetooth <text:span text:style-name="T9">(optional)</text:span></text:p>
      <text:p text:style-name="P9"><text:tab/><text:span text:style-name="T100">systemctl enable bluetooth</text:span></text:p>
      <text:p text:style-name="P9"/>
      <text:p text:style-name="P223"><text:a xlink:type="simple" xlink:href="https://wiki.archlinux.org/title/Users_and_groups#User_management" text:style-name="Internet_20_link" text:visited-style-name="Visited_20_Internet_20_Link"><text:span text:style-name="T157">Adding a new user</text:span></text:a></text:p>
      <text:p text:style-name="P9"><text:tab/><text:span text:style-name="T100">useradd -mG wheel hakszi</text:span></text:p>
      <text:p text:style-name="P143"><text:tab/>passwd hakszi</text:p>
      <text:p text:style-name="P9"/>
      <text:p text:style-name="P9"><text:tab/><text:span text:style-name="T100">EDITOR=nano visudo</text:span><text:span text:style-name="T22">, </text:span><text:span text:style-name="T43">and uncomment:</text:span></text:p>
      <text:p text:style-name="P82"><text:tab/>%wheel ALL=(ALL:ALL) ALL </text:p>
      <text:p text:style-name="P180"><text:tab/><text:tab/><text:tab/><text:tab/><text:span text:style-name="T37">↕</text:span></text:p>
      <text:p text:style-name="P9"><text:tab/><text:span text:style-name="T100">sudo sed -i '/%wheel ALL=(ALL:ALL) ALL/s/^#//g' /etc/sudoers</text:span></text:p>
      <text:p text:style-name="P143"/>
      <text:p text:style-name="P9"/>
      <text:p text:style-name="P12">Finish initial setup</text:p>
      <text:p text:style-name="P12"><text:tab/><text:span text:style-name="T100">exit</text:span></text:p>
      <text:p text:style-name="P144"><text:tab/>umount -a</text:p>
      <text:p text:style-name="P144"><text:tab/>reboot</text:p>
      <text:p text:style-name="P191"><text:bookmark-start text:name="3. Continuing the install from the system"/>Continuing the install from the system<text:bookmark-end text:name="3. Continuing the install from the system"/></text:p>
      <text:p text:style-name="P210"><text:span text:style-name="T84">(unplu</text:span><text:span text:style-name="T85">g USB)</text:span></text:p>
      <text:p text:style-name="P216"/>
      <text:p text:style-name="P12">Setting up wifi <text:span text:style-name="T9">(optional)</text:span></text:p>
      <text:p text:style-name="P12"><text:tab/><text:span text:style-name="T100">sudo nmtui</text:span></text:p>
      <text:p text:style-name="P12"/>
      <text:p text:style-name="P12">Installing graphics drivers</text:p>
      <text:p text:style-name="P12"/>
      <text:p text:style-name="P12"><text:tab/><text:a xlink:type="simple" xlink:href="https://wiki.archlinux.org/title/AMDGPU" text:style-name="Internet_20_link" text:visited-style-name="Visited_20_Internet_20_Link">For AMD</text:a></text:p>
      <text:p text:style-name="P12"><text:tab/><text:span text:style-name="T100">sudo pacman -S xf86-video-amdgpu</text:span></text:p>
      <text:p text:style-name="P12"/>
      <text:p text:style-name="P12"/>
      <text:p text:style-name="P12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47">recommended</text:span></text:a><text:a xlink:type="simple" xlink:href="https://wiki.archlinux.org/title/nouveau" text:style-name="Internet_20_link" text:visited-style-name="Visited_20_Internet_20_Link">)</text:a></text:p>
      <text:p text:style-name="P12"><text:tab/><text:span text:style-name="T100">sudo pacman -S xf86-video-nouveau</text:span></text:p>
      <text:p text:style-name="P12"/>
      <text:p text:style-name="P12"/>
      <text:p text:style-name="P12"/>
      <text:p text:style-name="P13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58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27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7">)</text:span></text:a></text:p>
      <text:p text:style-name="P12"><text:tab/><text:span text:style-name="T100">yay -S nvidia-340xx </text:span></text:p>
      <text:p text:style-name="P12"/>
      <text:p text:style-name="P13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27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7">)</text:span></text:a></text:p>
      <text:p text:style-name="P12"><text:tab/><text:span text:style-name="T100">yay -S nvidia-390xx </text:span><text:tab/></text:p>
      <text:p text:style-name="P12"/>
      <text:p text:style-name="P224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59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27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7">)</text:span></text:a></text:p>
      <text:p text:style-name="P12"><text:tab/><text:span text:style-name="T100">yay -S nvidia-418xx</text:span></text:p>
      <text:p text:style-name="P144"/>
      <text:p text:style-name="P12"><text:tab/>*<text:bookmark-ref text:reference-format="text" text:ref-name="AUR">Setting up an AUR</text:bookmark-ref>*</text:p>
      <text:p text:style-name="P12"/>
      <text:p text:style-name="P14"><text:a xlink:type="simple" xlink:href="https://wiki.archlinux.org/title/General_recommendations#Display_drivers" text:style-name="Internet_20_link" text:visited-style-name="Visited_20_Internet_20_Link">Install display driver</text:a></text:p>
      <text:p text:style-name="P14"><text:tab/><text:span text:style-name="T100">sudo pacman -S xorg xorg-drivers</text:span></text:p>
      <text:p text:style-name="P14"/>
      <text:p text:style-name="P14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28">(of personal choice)</text:span></text:a></text:p>
      <text:p text:style-name="P14"><text:tab/>XFCE</text:p>
      <text:p text:style-name="P14"><text:tab/><text:tab/><text:span text:style-name="T100">sudo pacman -Syu</text:span></text:p>
      <text:p text:style-name="P145"><text:tab/><text:tab/>sudo pacman -S xfce4 xfce4-goodies</text:p>
      <text:p text:style-name="P145"><text:tab/></text:p>
      <text:p text:style-name="P145"><text:tab/><text:span text:style-name="T38">↕</text:span></text:p>
      <text:p text:style-name="P145"/>
      <text:p text:style-name="P14"><text:tab/>Cinnamon</text:p>
      <text:p text:style-name="P14"><text:tab/><text:tab/><text:span text:style-name="T100">sudo pacman -Syu</text:span></text:p>
      <text:p text:style-name="P145"><text:tab/><text:tab/>sudo pacman -S cinnamon gnome-terminal nemo-fileroller</text:p>
      <text:p text:style-name="P155"><text:tab/></text:p>
      <text:p text:style-name="P61"><text:tab/>#Note that the firewall, no-disturb toggle and auto-login script will only work with XFCE</text:p>
      <text:p text:style-name="P155"><text:span text:style-name="T32"><text:tab/>See here: </text:span><text:span text:style-name="T32"><text:bookmark-ref text:reference-format="text" text:ref-name="Firewall">Firewall, no disturb mode and auto-login quick settings</text:bookmark-ref></text:span></text:p>
      <text:p text:style-name="P145"/>
      <text:p text:style-name="P15"><text:a xlink:type="simple" xlink:href="https://wiki.archlinux.org/title/LightDM" text:style-name="Internet_20_link" text:visited-style-name="Visited_20_Internet_20_Link">Installing login manager</text:a></text:p>
      <text:p text:style-name="P15"><text:tab/><text:span text:style-name="T100">sudo pacman -S lightdm lightdm-gtk-greeter lightdm-gtk-greeter-settings</text:span></text:p>
      <text:p text:style-name="P146"><text:tab/>sudo systemctl enable lightdm</text:p>
      <text:p text:style-name="P146"/>
      <text:p text:style-name="P16">Set <text:span text:style-name="T148">extra keyboard settings </text:span></text:p>
      <text:p text:style-name="P16"><text:tab/><text:span text:style-name="T100">localectl set-x11-keymap hu $USER</text:span></text:p>
      <text:p text:style-name="P147"><text:tab/>reboot</text:p>
      <text:p text:style-name="P193"><text:bookmark-start text:name="4.1 Optimalization before installing apps"/><text:bookmark text:name="4. Post install"/>Optimalization before installing apps<text:bookmark-end text:name="4.1 Optimalization before installing apps"/></text:p>
      <text:p text:style-name="P17"/>
      <text:p text:style-name="P230">Mount NTFS hard disk</text:p>
      <text:p text:style-name="P230"><text:tab/><text:span text:style-name="T100">su</text:span></text:p>
      <text:p text:style-name="P162"><text:tab/>pacman -S ntfs-3g</text:p>
      <text:p text:style-name="P157"><text:tab/>ntfs-3g /dev/your_NTFS_partition /mount/point<text:tab/></text:p>
      <text:p text:style-name="P17"/>
      <text:p text:style-name="P19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19"><text:tab/><text:span text:style-name="T100">sudo sed -i '93s/^#//' /etc/pacman.conf</text:span></text:p>
      <text:p text:style-name="P148"><text:tab/>sudo sed -i '94s/^#//' /etc/pacman.conf</text:p>
      <text:p text:style-name="P148"><text:tab/>pacman -Sy</text:p>
      <text:p text:style-name="P181"/>
      <text:p text:style-name="P19"><text:tab/><text:span text:style-name="T2">Check </text:span><text:span text:style-name="T149">to make sure</text:span><text:span text:style-name="T2"> </text:span><text:span text:style-name="T96">[multilib] </text:span><text:span text:style-name="T2">and </text:span><text:span text:style-name="T96">include = /etc/pacman.d/mirrorlist</text:span><text:span text:style-name="T2"> are uncommented</text:span></text:p>
      <text:p text:style-name="P19"><text:tab/><text:tab/><text:span text:style-name="T100">cat /etc/pacman.conf</text:span></text:p>
      <text:p text:style-name="P19"/>
      <text:p text:style-name="P225"><text:a xlink:type="simple" xlink:href="https://www.reddit.com/r/archlinux/comments/494c84/speed_up_compiling_of_aur_packages/" text:style-name="Internet_20_link" text:visited-style-name="Visited_20_Internet_20_Link"><text:span text:style-name="T162">Optimize package making (caching, using all cores, compression, etc...)</text:span></text:a></text:p>
      <text:p text:style-name="P18"><text:tab/><text:span text:style-name="T100">su</text:span></text:p>
      <text:p text:style-name="P18"><text:span text:style-name="T100"><text:tab/></text:span><text:span text:style-name="T115">sudo pacman -S wget</text:span><text:tab/><text:line-break/><text:tab/><text:span text:style-name="T100">cd /etc</text:span></text:p>
      <text:p text:style-name="P63"><text:span text:style-name="T100"><text:tab/></text:span><text:span text:style-name="T105">rm -rf </text:span><text:span text:style-name="T100">makepkg.conf</text:span></text:p>
      <text:p text:style-name="P157"><text:tab/>wget https://pastebin.com/raw/9KVnvpbQ</text:p>
      <text:p text:style-name="P158"><text:tab/>mv 9KVnvpbQ makepkg.conf</text:p>
      <text:p text:style-name="P21"><text:tab/>*<text:span text:style-name="T160">Note: Comment </text:span><text:span text:style-name="T161">BUILDDIR=/tmp/makepkg </text:span><text:span text:style-name="T160">on older computers with &lt;8 GB of ram</text:span></text:p>
      <text:p text:style-name="P21"/>
      <text:p text:style-name="P227">Restore the original makepkg.conf file:</text:p>
      <text:p text:style-name="P227"><text:tab/><text:span text:style-name="T100">su</text:span></text:p>
      <text:p text:style-name="P167"><text:tab/>cd /etc</text:p>
      <text:p text:style-name="P167"><text:tab/>rm -rf makepkg.conf</text:p>
      <text:p text:style-name="P167"><text:tab/>wget https://pastebin.com/raw/RYEuK9ND</text:p>
      <text:p text:style-name="P167"><text:tab/>mv RYEuK9ND makepkg.conf</text:p>
      <text:p text:style-name="P22"><text:line-break/>Enable parallel downloads <text:span text:style-name="T1">(recommended)</text:span></text:p>
      <text:p text:style-name="P20"><text:tab/><text:span text:style-name="T100">sudo sed -i '/ParallelDownloads/s/^#//g' /etc/pacman.conf</text:span></text:p>
      <text:p text:style-name="P23"/>
      <text:p text:style-name="P23"><text:bookmark-start text:name="AUR"/>Setting up <text:span text:style-name="T150">an </text:span>AUR<text:bookmark-end text:name="AUR"/> <text:span text:style-name="T3">manager</text:span></text:p>
      <text:p text:style-name="P23"><text:tab/><text:span text:style-name="T100">git clone https://aur.archlinux.org/yay-git</text:span></text:p>
      <text:p text:style-name="P149"><text:tab/>cd yay-git</text:p>
      <text:p text:style-name="P149"><text:tab/>makepkg -si</text:p>
      <text:p text:style-name="P149"><text:tab/>cd ~</text:p>
      <text:p text:style-name="P149"><text:tab/>sudo rm -rf yay-git</text:p>
      <text:p text:style-name="P23"/>
      <text:p text:style-name="P23">Setting up SNAP</text:p>
      <text:p text:style-name="P23"><text:tab/><text:span text:style-name="T100">yay -S snapd</text:span></text:p>
      <text:p text:style-name="P149"><text:tab/>sudo systemctl enable --now snapd.socket </text:p>
      <text:p text:style-name="P149"><text:tab/>sudo ln -s /var/lib/snapd/snap/snap</text:p>
      <text:p text:style-name="P23"/>
      <text:p text:style-name="P23">Installing GUI package manager:</text:p>
      <text:p text:style-name="P23"><text:tab/><text:span text:style-name="T100">yay -S octopi</text:span></text:p>
      <text:p text:style-name="P23"/>
      <text:p text:style-name="P25">Clean system &amp; update &amp; upgrade &amp; reboot before installing apps<text:span text:style-name="T113">:</text:span></text:p>
      <text:p text:style-name="P25"><text:span text:style-name="T113"><text:tab/></text:span><text:span text:style-name="T113"><text:bookmark-ref text:reference-format="text" text:ref-name="4.9 System maintaining">System maintaining</text:bookmark-ref></text:span></text:p>
      <text:p text:style-name="P192"><text:bookmark-start text:name="4.2 Installing apps of choice"/>Installing apps of choice<text:bookmark-end text:name="4.2 Installing apps of choice"/></text:p>
      <text:p text:style-name="P24"/>
      <text:p text:style-name="P26">Essentials:</text:p>
      <text:p text:style-name="P235"><text:span text:style-name="T108">sudo </text:span><text:span text:style-name="T100">pacman -S pavucontrol alsa-firmware alsa-utils alsa-plugins pulseaudio-alsa pulseaudio libcanberra a52dec dvdauthor dvgrab faac faad2 gst-libav libdca libdvdcss libdvdnav libmad libmpeg2 exfat-utils fuse-exfat wget ifplugd python tar rsync zip unzip </text:span><text:span text:style-name="Source_20_Text"><text:span text:style-name="T122">rmlint </text:span></text:span><text:span text:style-name="Source_20_Text"><text:span text:style-name="T123">fdupes</text:span></text:span><text:span text:style-name="T100"> bat curl youtube-dl bc htop pciutils xfce4-whiskermenu-plugin xf86-input-synaptics viewnio</text:span><text:span text:style-name="T109">r ccache </text:span><text:span text:style-name="T100">neofetch </text:span><text:span text:style-name="T110">rus</text:span><text:span text:style-name="T111">t</text:span></text:p>
      <text:p text:style-name="P226"/>
      <text:p text:style-name="P150">yay -S update-grub timeshift zramswap xfce4-mixer balena-etcher woeusb-ng safe-rm mkinitcpio-numlock</text:p>
      <text:p text:style-name="P26"/>
      <text:p text:style-name="P26"/>
      <text:p text:style-name="P26">Most used apps:</text:p>
      <text:p text:style-name="P165"><text:span text:style-name="T164">sudo </text:span>pacman -S virtualbox virtualbox-sdk virtualbox-host-dkms virtualbox-guest-iso kdeconnect <text:span text:style-name="T175">xflux</text:span> libreoffice gnome-disk-utility gparted clamav krit<text:span text:style-name="T163">a</text:span> qbittorrent vlc ufw ufw-extras okular firefox engrampa torbrowser-launcher putty obs-studio <text:s/>discord</text:p>
      <text:p text:style-name="P26"/>
      <text:p text:style-name="P159">yay -S rider podman docker dotnet-sdk-5.0-bin spotify qdirstat electronmail github-desktop-bin pyakm stacer</text:p>
      <text:p text:style-name="P150"/>
      <text:p text:style-name="P151">snap install teams-for-linux jpg2pdf pdfmixtool</text:p>
      <text:p text:style-name="P150"/>
      <text:p text:style-name="P26"><text:span text:style-name="T146">Laptop-only</text:span>:</text:p>
      <text:p text:style-name="P150">yay -S slimbookbattery auto-cpufreq</text:p>
      <text:p text:style-name="P26"/>
      <text:p text:style-name="P26">For gaming:</text:p>
      <text:p text:style-name="P150">yay -S dxvk-bin mesa vulkan-radeon mesa-libgl ttf-ms-fonts</text:p>
      <text:p text:style-name="P150"/>
      <text:p text:style-name="P150">pacman -S dotnet-runtime jre-openjdk lib32-alsa-plugins lib32-dbus lib32-freetype2 lib32-gnutls lib32-libgcrypt lib32-libgpg-error lib32-libldap lib32-libxml2 lib32-mesa lib32-sdl2 lib32-vulkan-radeon libgcrypt lutris steam vulkan-icd-loader wine wine-gecko wine-mono winetricks </text:p>
      <text:p text:style-name="P26"/>
      <text:p text:style-name="P182">Wallpapers</text:p>
      <text:p text:style-name="P182"><text:tab/><text:span text:style-name="T106">curl </text:span><text:span text:style-name="T100">ttps://pastebin.com/raw/0EScRV8M</text:span></text:p>
      <text:p text:style-name="P160"><text:tab/></text:p>
      <text:p text:style-name="P160"/>
      <text:p text:style-name="P26"><text:bookmark-start text:name="Themes"/>Themes<text:bookmark-end text:name="Themes"/><text:span text:style-name="T100"> </text:span></text:p>
      <text:p text:style-name="P164"><text:tab/>yay -S papirus-maia-icon-theme-git matcha-gtk-theme cantarell-static-fonts <text:s/><text:span text:style-name="T169">capitaine-cursors</text:span></text:p>
      <text:p text:style-name="P172"><text:tab/>pacman -S noto-fonts-emoji adobe-source-code-pro-fonts adobe-source-han-sans-hk-fonts adobe-source-han-sans-jp-fonts adobe-source-han-sans-kr-fonts adobe-source-han-sans-otc-fonts adobe-source-han-sans-tw-fonts adobe-source-han-sans-cn-fonts ttf-carlito ttf-droid gsfonts ttf-liberation xorg-fonts-misc</text:p>
      <text:p text:style-name="P171"/>
      <text:p text:style-name="P6"><text:span text:style-name="T112"><text:tab/></text:span><text:span text:style-name="T47">Theme:<text:tab/><text:tab/>Matcha-dark-aliz [GTK2/3] </text:span></text:p>
      <text:p text:style-name="P85"><text:tab/>Cursor theme:<text:tab/><text:tab/>Capitaine Cursors</text:p>
      <text:p text:style-name="P85"><text:tab/>Icons:<text:tab/><text:tab/><text:tab/>Papirus-Adapta-Maia [GTK2]</text:p>
      <text:p text:style-name="P85"><text:tab/>Font: <text:tab/><text:tab/><text:tab/>Cantarell Bold 10</text:p>
      <text:p text:style-name="P85"><text:tab/>Terminal font:<text:tab/><text:tab/>Source Code Pro Medium 14</text:p>
      <text:p text:style-name="P183"><text:span text:style-name="T99"><text:tab/><text:tab/><text:tab/></text:span><text:span text:style-name="T46">See downloaded looks here: Themes</text:span></text:p>
      <text:p text:style-name="P26"/>
      <text:p text:style-name="P32">Other apps:</text:p>
      <text:p text:style-name="P184">ncdu<text:tab/><text:tab/><text:tab/><text:tab/>-<text:tab/>Disk usage analyzer</text:p>
      <text:p text:style-name="P184">lyx-git<text:tab/><text:tab/><text:tab/><text:tab/>-<text:tab/>LaTeX editor</text:p>
      <text:p text:style-name="P184">vim neovim<text:tab/><text:tab/><text:tab/>-<text:tab/>Nano alternative for text <text:span text:style-name="T163">editing</text:span></text:p>
      <text:p text:style-name="P185"/>
      <text:p text:style-name="P185"><text:span text:style-name="T163">p</text:span>kgbuild-watch<text:tab/><text:tab/><text:tab/>-<text:tab/>Monitor upstream for updates</text:p>
      <text:p text:style-name="P185">firejail firetools<text:tab/><text:tab/><text:tab/>-<text:tab/>Linux namespaces sandbox program &amp; GUI</text:p>
      <text:p text:style-name="P185">calibre<text:tab/><text:tab/><text:tab/><text:tab/>-<text:tab/>Ebook management application</text:p>
      <text:p text:style-name="P185">transmission-makepkg<text:tab/><text:tab/>-<text:tab/>makepkg download agent for magnet URIs</text:p>
      <text:p text:style-name="P185">aur-out-of-date<text:tab/><text:tab/><text:tab/>-<text:tab/>Determines out-of-date AUR packages<text:tab/></text:p>
      <text:p text:style-name="P185">net-tools<text:tab/><text:tab/><text:tab/>-<text:tab/>Configuration tools for Linux networking</text:p>
      <text:p text:style-name="P185">nmap<text:tab/><text:tab/><text:tab/><text:tab/>-<text:tab/>Utility for network discovery and security auditing</text:p>
      <text:p text:style-name="P185">ntop<text:tab/><text:tab/><text:tab/><text:tab/>-<text:tab/>A network traffic probe that shows the network usage.</text:p>
      <text:p text:style-name="P185">archlinux-contrib<text:tab/><text:tab/>-<text:tab/>useful scripts<text:tab/><text:tab/><text:tab/><text:tab/><text:tab/><text:tab/></text:p>
      <text:p text:style-name="P185">pacman-contrib<text:tab/><text:tab/><text:tab/>-<text:tab/>useful scripts</text:p>
      <text:p text:style-name="P27"/>
      <text:p text:style-name="P27"/>
      <text:p text:style-name="P194"><text:bookmark-start text:name="4.3 Enabling services"/>Enabling services<text:bookmark-end text:name="4.3 Enabling services"/></text:p>
      <text:p text:style-name="P27"/>
      <text:p text:style-name="P27">Start and enable RAM swap at boot</text:p>
      <text:p text:style-name="P27"><text:tab/><text:span text:style-name="T100">sudo systemctl enable zramswap.service</text:span></text:p>
      <text:p text:style-name="P151"><text:tab/>sudo systemctl start zramswap.service</text:p>
      <text:p text:style-name="P27"/>
      <text:p text:style-name="P29">Start and enable CPU frequency <text:span text:style-name="T12">modifying</text:span></text:p>
      <text:p text:style-name="P27"><text:tab/><text:span text:style-name="T100">sudo systemctl enable auto-cpufreq.service</text:span></text:p>
      <text:p text:style-name="P151"><text:tab/>sudo systemctl start auto-cpufreq.service </text:p>
      <text:p text:style-name="P27"/>
      <text:p text:style-name="P228">Enabling TLP</text:p>
      <text:p text:style-name="P228"><text:tab/><text:span text:style-name="T100">sudo systemctl enable tlp.service</text:span></text:p>
      <text:p text:style-name="P161"><text:tab/>sudo systemctl start tlp.service</text:p>
      <text:p text:style-name="P228"/>
      <text:p text:style-name="P228">Enabling Trimming</text:p>
      <text:p text:style-name="P228"><text:tab/><text:span text:style-name="T100">sudo systemctl enable fstrim.timer</text:span></text:p>
      <text:p text:style-name="P161"><text:tab/>sudo systemctl start fstrim.timer</text:p>
      <text:p text:style-name="P228"/>
      <text:p text:style-name="P229"/>
      <text:p text:style-name="P199"><text:bookmark-start text:name="4.4.1 Tweak kernel settings"/>Tweak kernel settings<text:bookmark-end text:name="4.4.1 Tweak kernel settings"/></text:p>
      <text:p text:style-name="P200"/>
      <text:p text:style-name="P200"/>
      <text:p text:style-name="P213"><text:span text:style-name="T140">#</text:span><text:span text:style-name="T4">p</text:span>aste into /etc/sysctl.conf</text:p>
      <text:p text:style-name="P30"/>
      <text:p text:style-name="P27">net.ipv6.conf.all.disable_ipv6 = 1</text:p>
      <text:p text:style-name="P27">vm.swappiness = 80</text:p>
      <text:p text:style-name="P27">vm.vfs_cache_pressure = 300</text:p>
      <text:p text:style-name="P27">vm.dirty_background_ratio = 5</text:p>
      <text:p text:style-name="P27">vm.dirty_ratio = 10</text:p>
      <text:p text:style-name="P27">vm.dirty_background_bytes = 4194304</text:p>
      <text:p text:style-name="P27">vm.dirty_bytes = 4194304</text:p>
      <text:p text:style-name="P27">vm.min_free_kbytes = 8192</text:p>
      <text:p text:style-name="P27">kernel.sysrq = 1</text:p>
      <text:p text:style-name="P27"/>
      <text:p text:style-name="P27">#Network tweaks</text:p>
      <text:p text:style-name="P27">net.ipv4.tcp_slow_start_after_idle = 0</text:p>
      <text:p text:style-name="P27">net.core.default_qdisc = cake</text:p>
      <text:p text:style-name="P27">net.ipv4.tcp_congestion_control = bbr</text:p>
      <text:p text:style-name="P27">#Receive queue</text:p>
      <text:p text:style-name="P27">net.core.netdev_max_backlog = 16384</text:p>
      <text:p text:style-name="P27">#Max connections</text:p>
      <text:p text:style-name="P27">net.core.somaxconn = 16384</text:p>
      <text:p text:style-name="P27">#Max memory</text:p>
      <text:p text:style-name="P27">net.core.rmem_default = 1048576</text:p>
      <text:p text:style-name="P27">net.core.rmem_max = 16777216</text:p>
      <text:p text:style-name="P27">net.core.wmem_default = 1048576</text:p>
      <text:p text:style-name="P27">net.core.wmem_max = 16777216</text:p>
      <text:p text:style-name="P27">net.core.optmem_max = 65536</text:p>
      <text:p text:style-name="P27">net.ipv4.tcp_rmem = 4096 1048576 2097152</text:p>
      <text:p text:style-name="P27">net.ipv4.tcp_wmem = 4096 65536 16777216</text:p>
      <text:p text:style-name="P27">#UDP Limit</text:p>
      <text:p text:style-name="P27">net.ipv4.udp_rmem_min = 8192</text:p>
      <text:p text:style-name="P27">net.ipv4.udp_wmem_min = 8192</text:p>
      <text:p text:style-name="P27">#TCP FastOpen feature</text:p>
      <text:p text:style-name="P27">net.ipv4.tcp_fastopen = 1</text:p>
      <text:p text:style-name="P27"/>
      <text:p text:style-name="P27"/>
      <text:p text:style-name="P195"><text:bookmark-start text:name="4.4.2 Using different kernels"/>Using different kernels<text:bookmark-end text:name="4.4.2 Using different kernels"/></text:p>
      <text:p text:style-name="P31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8"/>
      <text:p text:style-name="P28"/>
      <text:p text:style-name="P28"><text:a xlink:type="simple" xlink:href="https://thacoon.com/posts/arch-linux-hardened-kernel/" text:style-name="Internet_20_link" text:visited-style-name="Visited_20_Internet_20_Link">Harden kernel (more stable)</text:a></text:p>
      <text:p text:style-name="P28"/>
      <text:p text:style-name="P28"><text:tab/><text:span text:style-name="T100">su</text:span></text:p>
      <text:p text:style-name="P152"><text:tab/>pacman -S linux-hardened linux-hardened-headers</text:p>
      <text:p text:style-name="P152"><text:tab/>mkinitcpio -p linux-hardened</text:p>
      <text:p text:style-name="P152"><text:tab/>grub-mkconfig -o /boot/grub/grub.cfg</text:p>
      <text:p text:style-name="P152"><text:tab/>reboot</text:p>
      <text:p text:style-name="P28"/>
      <text:p text:style-name="P28"/>
      <text:p text:style-name="P28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8"/>
      <text:p text:style-name="P28"><text:tab/><text:span text:style-name="T100">su</text:span></text:p>
      <text:p text:style-name="P152"><text:tab/>sudo pacman -S linux-zen linux-zen-headers</text:p>
      <text:p text:style-name="P152"><text:tab/>mkinitcpio -p linux-zen</text:p>
      <text:p text:style-name="P152"><text:tab/>grub-mkconfig -o /boot/grub/grub.cfg</text:p>
      <text:p text:style-name="P152"><text:tab/>reboot</text:p>
      <text:p text:style-name="P28"/>
      <text:p text:style-name="P231"><text:a xlink:type="simple" xlink:href="https://www.dwarmstrong.org/arch-lts-kernel/" text:style-name="Internet_20_link" text:visited-style-name="Visited_20_Internet_20_Link">LTS kernel (for long term support)</text:a></text:p>
      <text:p text:style-name="P231"/>
      <text:p text:style-name="P231"><text:tab/><text:span text:style-name="T100">su</text:span></text:p>
      <text:p text:style-name="P163"><text:tab/>sudo pacman -S linux-lts</text:p>
      <text:p text:style-name="P163"><text:tab/>mkinitcpio -p linux-zen</text:p>
      <text:p text:style-name="P163"><text:tab/>grub-mkconfig -o /boot/grub/grub.cfg</text:p>
      <text:p text:style-name="P163"><text:tab/>reboot</text:p>
      <text:p text:style-name="P231"/>
      <text:p text:style-name="P232"/>
      <text:p text:style-name="P33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3"><text:tab/><text:span text:style-name="T100">nano /etc/default/grub</text:span></text:p>
      <text:p text:style-name="P33"><text:tab/><text:span text:style-name="T6">modify:</text:span></text:p>
      <text:p text:style-name="P33"><text:tab/><text:tab/>GRUB_DEFAULT=saved</text:p>
      <text:p text:style-name="P33"><text:tab/><text:span text:style-name="T6">add new line:</text:span></text:p>
      <text:p text:style-name="P33"><text:tab/><text:tab/>GRUB_SAVEDEFAULT=true</text:p>
      <text:p text:style-name="P33"/>
      <text:p text:style-name="P28"/>
      <text:p text:style-name="P28"/>
      <text:p text:style-name="P196"><text:bookmark-start text:name="4.5 Modify GRUB settings"/>Modify GRUB settings<text:bookmark-end text:name="4.5 Modify GRUB settings"/></text:p>
      <text:p text:style-name="P34"/>
      <text:p text:style-name="P34"><text:tab/><text:span text:style-name="T5">Using Octopi download “grub-customizer"</text:span></text:p>
      <text:p text:style-name="P34"><text:tab/>Download distro theme of choice</text:p>
      <text:p text:style-name="P34"><text:tab/><text:tab/><text:a xlink:type="simple" xlink:href="https://www.gnome-look.org/p/1482847" text:style-name="Internet_20_link" text:visited-style-name="Visited_20_Internet_20_Link">https://www.gnome-look.org/p/1482847</text:a></text:p>
      <text:p text:style-name="P34"/>
      <text:p text:style-name="P34"><text:tab/>Open grub customizer</text:p>
      <text:p text:style-name="P34"><text:tab/>Go into General settings<text:tab/></text:p>
      <text:p text:style-name="P34"><text:tab/><text:tab/>Set Boot default entry to 1 second</text:p>
      <text:p text:style-name="P34"><text:tab/><text:tab/><text:span text:style-name="T5">Set kernel parameters to:</text:span></text:p>
      <text:p text:style-name="P34"><text:tab/><text:tab/><text:tab/>quiet apparmor=1 security=apparmor udev.log_priority=3</text:p>
      <text:p text:style-name="P34"><text:tab/>Go into Appearance settings</text:p>
      <text:p text:style-name="P34"><text:tab/><text:tab/>Set theme to arch</text:p>
      <text:p text:style-name="P34"/>
      <text:p text:style-name="P197"><text:bookmark-start text:name="4.6 Customizing .bashrc"/>Customizing .bashrc<text:bookmark-end text:name="4.6 Customizing .bashrc"/></text:p>
      <text:p text:style-name="P35"/>
      <text:p text:style-name="P35">#PS1="\[\033[38;5;1m\]\u\[$(tput sgr0)\] \[$(tput bold)\]\W\[$(tput sgr0)\] \\$ \[$(tput sgr0)\]"</text:p>
      <text:p text:style-name="P35">PS1="\[\033[38;5;51m\]\u\[$(tput sgr0)\] \W \\$ \[$(tput sgr0)\]"</text:p>
      <text:p text:style-name="P35"/>
      <text:p text:style-name="P35">neofetch <text:s/>--ascii_distro archmerge --color_blocks off --cpu_temp C --refresh_rate on --os_arch on --package_managers on --cpu_brand on --cpu_cores on --cpu_speed on --cpu_temp C --speed_type current </text:p>
      <text:p text:style-name="P35">#neofetch <text:s/>--ascii_distro blackarch --color_blocks off --cpu_temp C --refresh_rate on --os_arch on --package_managers on --cpu_brand on --cpu_cores on --cpu_speed on --cpu_temp C --speed_type current </text:p>
      <text:p text:style-name="P35">#Actual used aliases</text:p>
      <text:p text:style-name="P35">alias calculator='bc -l'</text:p>
      <text:p text:style-name="P35">alias yaystat='sudo yay -Ps'</text:p>
      <text:p text:style-name="P35">alias pacman='sudo pacman'</text:p>
      <text:p text:style-name="P35">alias boot='systemd-analyze'</text:p>
      <text:p text:style-name="P35">alias error='sudo journalctl -p 3 -xb'</text:p>
      <text:p text:style-name="P35">alias firewall='sudo ufw status verbose'</text:p>
      <text:p text:style-name="P35">alias bashrc='nano ~/.bashrc &amp;&amp; source ~/.bashrc'</text:p>
      <text:p text:style-name="P35">alias disk='ncdu'</text:p>
      <text:p text:style-name="P238">alias shut='shutdown -h now'</text:p>
      <text:p text:style-name="P35"/>
      <text:p text:style-name="P35"/>
      <text:p text:style-name="P35">#More readable / nicer look / better usability</text:p>
      <text:p text:style-name="P35">alias vi='nvim'</text:p>
      <text:p text:style-name="P35">alias vim='nvim'</text:p>
      <text:p text:style-name="P35">alias mv='mv -vv'</text:p>
      <text:p text:style-name="P35">alias ping='prettyping'</text:p>
      <text:p text:style-name="P35">alias ls='ls –color=auto'</text:p>
      <text:p text:style-name="P35">alias df='df -h'</text:p>
      <text:p text:style-name="P35">alias diff='diff --color=auto'</text:p>
      <text:p text:style-name="P35">alias free='free -m'</text:p>
      <text:p text:style-name="P35">alias grep='grep --color=auto'</text:p>
      <text:p text:style-name="P35">alias ip='ip -color=auto'</text:p>
      <text:p text:style-name="P35">alias ls='ls --color=auto'</text:p>
      <text:p text:style-name="P35">alias more='less'</text:p>
      <text:p text:style-name="P35">alias nano='sudo nano'</text:p>
      <text:p text:style-name="P35">alias lsblk='lsblk -e 7'</text:p>
      <text:p text:style-name="P35">alias cat='bat'</text:p>
      <text:p text:style-name="P35"/>
      <text:p text:style-name="P35"/>
      <text:p text:style-name="P35">#Are you sure?</text:p>
      <text:p text:style-name="P35">#copy</text:p>
      <text:p text:style-name="P35">alias cp='cp -i'</text:p>
      <text:p text:style-name="P35">#move / rename</text:p>
      <text:p text:style-name="P35">alias mv='mv -i'</text:p>
      <text:p text:style-name="P35">#delete</text:p>
      <text:p text:style-name="P35">alias rm='rm -i'</text:p>
      <text:p text:style-name="P35">untar='tar zxf'</text:p>
      <text:p text:style-name="P35"/>
      <text:p text:style-name="P35"/>
      <text:p text:style-name="P35"/>
      <text:p text:style-name="P35"/>
      <text:p text:style-name="P38">#<text:bookmark-start text:name="Firewall no disturb mode and autologin quick settings:"/><text:span text:style-name="T27">Firewall, no dist</text:span><text:span text:style-name="T28">urb</text:span><text:span text:style-name="T27"> mode and autologin quick settings:</text:span><text:bookmark-end text:name="Firewall no disturb mode and autologin quick settings:"/></text:p>
      <text:p text:style-name="P37">alias home='bash ~/.config/home.sh'</text:p>
      <text:p text:style-name="P37">alias work='bash ~/.config/work.sh'</text:p>
      <text:p text:style-name="P35"/>
      <text:p text:style-name="P198"><text:bookmark-start text:name="4.7 Comfort zone &amp; setting the look"/>Comfort zone &amp; setting the look<text:bookmark-end text:name="4.7 Comfort zone &amp; setting the look"/></text:p>
      <text:p text:style-name="P35"/>
      <text:p text:style-name="P238">Enable night light <text:span text:style-name="T176">at </text:span><text:span text:style-name="T137">session and startup</text:span>:</text:p>
      <text:p text:style-name="P170">xflux -l 47.719742 -g 18.728781</text:p>
      <text:p text:style-name="P238"><text:s text:c="10"/></text:p>
      <text:p text:style-name="P35">Enable auto-login:</text:p>
      <text:p text:style-name="P35"><text:tab/><text:span text:style-name="T100">su</text:span></text:p>
      <text:p text:style-name="P153"><text:tab/>cd /etc/lightdm/</text:p>
      <text:p text:style-name="P153"><text:tab/>rm -rf lightdm.conf</text:p>
      <text:p text:style-name="P3"><text:span text:style-name="T99"><text:tab/></text:span><text:span text:style-name="T102">wget </text:span><text:span text:style-name="T101">https://pastebin.com/raw/R3UqReib</text:span></text:p>
      <text:p text:style-name="P4"><text:span text:style-name="T101"><text:tab/></text:span><text:span text:style-name="T102">mv </text:span><text:span text:style-name="T101">R3UqReib</text:span><text:span text:style-name="T102"> lightdm.conf</text:span></text:p>
      <text:p text:style-name="P35"/>
      <text:p text:style-name="P36"><text:tab/>Revert to original lightdm config file: </text:p>
      <text:p text:style-name="P36"><text:tab/><text:span text:style-name="T118">su</text:span></text:p>
      <text:p text:style-name="P174"><text:tab/>cd /etc/lightdm/</text:p>
      <text:p text:style-name="P174"><text:tab/>rm -rf lightdm.conf</text:p>
      <text:p text:style-name="P174"><text:tab/><text:span text:style-name="T130">wget https://pastebin.com/raw/n8THjn0u</text:span></text:p>
      <text:p text:style-name="P174"><text:tab/><text:span text:style-name="T129">mv </text:span><text:span text:style-name="T130">n8THjn0u</text:span><text:span text:style-name="T129"> lightdm.conf</text:span></text:p>
      <text:p text:style-name="P174"/>
      <text:p text:style-name="P175"><text:tab/><text:span text:style-name="T36">Also for autologin:</text:span></text:p>
      <text:p text:style-name="P70"><text:tab/><text:tab/><text:span text:style-name="T101">sudo groupadd -r autologin</text:span></text:p>
      <text:p text:style-name="P178"><text:tab/><text:tab/>sudo gpasswd -a $USER autologin</text:p>
      <text:p text:style-name="P35"/>
      <text:p text:style-name="P39">Improve look of fonts</text:p>
      <text:p text:style-name="P39"><text:tab/><text:a xlink:type="simple" xlink:href="https://wiki.manjaro.org/index.php/Improve_Font_Rendering" text:style-name="Internet_20_link" text:visited-style-name="Visited_20_Internet_20_Link">Improve look of fonts</text:a></text:p>
      <text:p text:style-name="P92"/>
      <text:p text:style-name="P45"/>
      <text:p text:style-name="P99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239"><text:span text:style-name="T20"><text:tab/></text:span><text:span text:style-name="Source_20_Text"><text:span text:style-name="T124">rmmod pcspkr</text:span></text:span></text:p>
      <text:p text:style-name="P239"><text:span text:style-name="Source_20_Text"><text:span text:style-name="T124"><text:tab/>su -c 'modprobe -r pcspkr &amp;&amp; echo "blacklist pcspkr" &gt;&gt; /etc/modprobe.d/50-blacklist.conf'</text:span></text:span></text:p>
      <text:p text:style-name="P95"><text:span text:style-name="T45"><text:tab/>Session and Startup → Application autostart → + → Add these:</text:span></text:p>
      <text:p text:style-name="P95"><text:span text:style-name="T103"><text:tab/><text:tab/></text:span><text:span text:style-name="T45">xset b off</text:span></text:p>
      <text:p text:style-name="P69"><text:tab/><text:tab/>xset b 0 0 0</text:p>
      <text:p text:style-name="P176"/>
      <text:p text:style-name="P176"/>
      <text:p text:style-name="P119">Disable F1 for help and F11 for fullscreen for terminal</text:p>
      <text:p text:style-name="P119"><text:tab/><text:span text:style-name="T117">nano ~/.config/xfce4/terminal/accels.scm</text:span></text:p>
      <text:p text:style-name="P119"><text:tab/><text:span text:style-name="T131">add these lines:</text:span></text:p>
      <text:p text:style-name="P94"><text:span text:style-name="T55"><text:tab/><text:tab/>(gtk_accel_path "&lt;Actions&gt;/terminal-window/fullscreen" "</text:span><text:span text:style-name="T56">F11</text:span><text:span text:style-name="T55">")</text:span></text:p>
      <text:p text:style-name="P121"><text:span text:style-name="T103"><text:tab/><text:tab/>(gtk_accel_path "&lt;Actions&gt;/terminal-window/contents" "</text:span><text:span text:style-name="T104">F1</text:span><text:span text:style-name="T103">")</text:span></text:p>
      <text:p text:style-name="P87"/>
      <text:p text:style-name="P109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109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80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220"><text:a xlink:type="simple" xlink:href="https://wiki.archlinux.org/title/Activating_numlock_on_bootup" text:style-name="Internet_20_link" text:visited-style-name="Visited_20_Internet_20_Link"><text:span text:style-name="T23">Activate numlock on startup</text:span></text:a></text:p>
      <text:p text:style-name="P120"/>
      <text:p text:style-name="P108"><text:a xlink:type="simple" xlink:href="https://wiki.archlinux.org/title/Dual_boot_with_Windows" text:style-name="Internet_20_link" text:visited-style-name="Visited_20_Internet_20_Link"><text:span text:style-name="T54">Dualboot arch with windows</text:span></text:a></text:p>
      <text:p text:style-name="P118"/>
      <text:p text:style-name="P120"/>
      <text:p text:style-name="P201"><text:bookmark-start text:name="4.8 Custom scripts"/>Custom scripts<text:bookmark-end text:name="4.8 Custom scripts"/></text:p>
      <text:p text:style-name="P53"/>
      <text:p text:style-name="P46"><text:bookmark-start text:name="Firewall"/>Firewall, no dist<text:span text:style-name="T48">urb</text:span> mode and auto-login quick settings<text:bookmark-end text:name="Firewall"/></text:p>
      <text:p text:style-name="P44"><text:tab/><text:span text:style-name="T165">curl </text:span><text:span text:style-name="T166">https://pastebin.com/raw/Vna6dNRz</text:span><text:tab/></text:p>
      <text:p text:style-name="P44"><text:span text:style-name="T132"><text:tab/>Alias </text:span><text:span text:style-name="T133">them on page </text:span><text:span text:style-name="T133"><text:bookmark-ref text:reference-format="page" text:ref-name="Firewall no disturb mode and autologin quick settings:">12</text:bookmark-ref></text:span></text:p>
      <text:p text:style-name="P44"/>
      <text:p text:style-name="P44">Custom neofetch</text:p>
      <text:p text:style-name="P133">rm -rf ~/.config/neofetch/config.conf</text:p>
      <text:p text:style-name="P133">cd ~/.config/neofetch/</text:p>
      <text:p text:style-name="P134">wget https://pastebin.com/raw/dWnPDBaX</text:p>
      <text:p text:style-name="P134">mv dWnPDBaX config.conf</text:p>
      <text:p text:style-name="P79"><text:a xlink:type="simple" xlink:href="https://wiki.archlinux.org/title/Activating_numlock_on_bootup" text:style-name="Internet_20_link" text:visited-style-name="Visited_20_Internet_20_Link"><text:span text:style-name="T13"/></text:a></text:p>
      <text:p text:style-name="P81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33">su</text:p>
      <text:p text:style-name="P133">mkdir /etc/polkit-1/rules.d/</text:p>
      <text:p text:style-name="P133">cd /etc/polkit-1/rules.d/</text:p>
      <text:p text:style-name="P134">wget https://pastebin.com/raw/144dRAbP</text:p>
      <text:p text:style-name="P52"><text:span text:style-name="T79">mv</text:span><text:span text:style-name="Strong_20_Emphasis"><text:span text:style-name="T79"> </text:span></text:span><text:span text:style-name="Strong_20_Emphasis"><text:span text:style-name="T81">144dRAbP 99-manjaro.rules</text:span></text:span></text:p>
      <text:p text:style-name="P47"><text:tab/></text:p>
      <text:p text:style-name="P47"/>
      <text:p text:style-name="P79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7"><text:span text:style-name="Strong_20_Emphasis"><text:span text:style-name="T81">cd /etc/</text:span></text:span></text:p>
      <text:p text:style-name="P52"><text:span text:style-name="Strong_20_Emphasis"><text:span text:style-name="T81">wget https://pastebin.com/raw/4ChzT2Tm</text:span></text:span></text:p>
      <text:p text:style-name="P52"><text:span text:style-name="Strong_20_Emphasis"><text:span text:style-name="T81">mv 4ChzT2Tm auto-cpufreq.conf</text:span></text:span></text:p>
      <text:p text:style-name="P42"/>
      <text:p text:style-name="P43"/>
      <text:p text:style-name="P93"/>
      <text:p text:style-name="P204"><text:bookmark-start text:name="4.9 System maintaining"/><text:a xlink:type="simple" xlink:href="https://www.autoscripts.net/remove-orphan-packages-arch-linux/" text:style-name="Internet_20_link" text:visited-style-name="Visited_20_Internet_20_Link">System maintaining</text:a><text:bookmark-end text:name="4.9 System maintaining"/></text:p>
      <text:p text:style-name="P233"/>
      <text:p text:style-name="P39"/>
      <text:p text:style-name="P39">Automate cache clearing</text:p>
      <text:p text:style-name="P39"><text:tab/><text:span text:style-name="Strong_20_Emphasis"><text:span text:style-name="T81">find ~/.cache/ -type f -atime +100 -delete</text:span></text:span></text:p>
      <text:p text:style-name="P98"/>
      <text:p text:style-name="P98">Remove all journalctl older than 2 weeks:</text:p>
      <text:p text:style-name="P98"><text:tab/><text:span text:style-name="Strong_20_Emphasis"><text:span text:style-name="T82">sudo jou</text:span></text:span><text:span text:style-name="Strong_20_Emphasis"><text:span text:style-name="T81">rnalctl --vacuum-time=2weeks</text:span></text:span></text:p>
      <text:p text:style-name="P66"><text:tab/><text:span text:style-name="Strong_20_Emphasis"><text:span text:style-name="T81">sudo journalctl --vacuum-size=50M</text:span></text:span></text:p>
      <text:p text:style-name="P234"><text:tab/><text:span text:style-name="Strong_20_Emphasis"><text:span text:style-name="T82">SystemMaxUse=50M</text:span></text:span></text:p>
      <text:p text:style-name="P234"/>
      <text:p text:style-name="P236">Set automatic paccache clearing</text:p>
      <text:p text:style-name="P234"><text:tab/><text:span text:style-name="Strong_20_Emphasis"><text:span text:style-name="T82">sudo nano /etc/systemd/system/paccache.timer</text:span></text:span></text:p>
      <text:p text:style-name="P234"><text:tab/><text:tab/>[Unit]</text:p>
      <text:p text:style-name="P234"><text:tab/><text:tab/>Description=Clean-up old pacman pkg</text:p>
      <text:p text:style-name="P234"/>
      <text:p text:style-name="P234"><text:tab/><text:tab/>[Timer]</text:p>
      <text:p text:style-name="P234"><text:tab/><text:tab/>OnCalendar=monthly</text:p>
      <text:p text:style-name="P234"><text:tab/><text:tab/>Persistent=true</text:p>
      <text:p text:style-name="P234"/>
      <text:p text:style-name="P234"><text:tab/><text:tab/>[Install]</text:p>
      <text:p text:style-name="P234"><text:tab/><text:tab/>WantedBy=multi-user.targe<text:span text:style-name="T174">t</text:span></text:p>
      <text:p text:style-name="P234"><text:tab/></text:p>
      <text:p text:style-name="P234"><text:tab/><text:span text:style-name="Strong_20_Emphasis"><text:span text:style-name="T82">sudo systemctl enable paccache.timer</text:span></text:span></text:p>
      <text:p text:style-name="P234"><text:span text:style-name="Strong_20_Emphasis"><text:span text:style-name="T82"><text:tab/>sudo systemctl start paccache.timer</text:span></text:span></text:p>
      <text:p text:style-name="P234"><text:span text:style-name="Strong_20_Emphasis"><text:span text:style-name="T82"><text:tab/>sudo systemctl status paccache.timer</text:span></text:span></text:p>
      <text:p text:style-name="P234"><text:tab/></text:p>
      <text:p text:style-name="P235"><text:span text:style-name="T171"><text:tab/></text:span><text:span text:style-name="Strong_20_Emphasis"><text:span text:style-name="Source_20_Text"><text:span text:style-name="T83">sudo nano /usr/share/libalpm/hooks/paccache.hook</text:span></text:span></text:span></text:p>
      <text:p text:style-name="P234"><text:tab/><text:tab/>[Trigger]</text:p>
      <text:p text:style-name="P234"><text:tab/><text:tab/>Operation = Upgrade</text:p>
      <text:p text:style-name="P234"><text:tab/><text:tab/>Operation = Install</text:p>
      <text:p text:style-name="P234"><text:tab/><text:tab/>Operation = Remove</text:p>
      <text:p text:style-name="P234"><text:tab/><text:tab/>Type = Package</text:p>
      <text:p text:style-name="P234"><text:tab/><text:tab/>Target = *</text:p>
      <text:p text:style-name="P234"><text:tab/><text:tab/></text:p>
      <text:p text:style-name="P234"><text:tab/><text:tab/>[Action]</text:p>
      <text:p text:style-name="P234"><text:tab/><text:tab/>Description = Cleaning pacman cache with paccache …</text:p>
      <text:p text:style-name="P234"><text:tab/><text:tab/>When = PostTransaction</text:p>
      <text:p text:style-name="P234"><text:tab/><text:tab/>Exec = /usr/bin/paccache -r</text:p>
      <text:p text:style-name="P234"/>
      <text:p text:style-name="P236"/>
      <text:p text:style-name="P236"/>
      <text:p text:style-name="P67">Check for duplicates</text:p>
      <text:p text:style-name="P67"><text:tab/><text:span text:style-name="Strong_20_Emphasis"><text:span text:style-name="T80">rmlint /home/hakszi</text:span></text:span></text:p>
      <text:p text:style-name="P67"/>
      <text:p text:style-name="P236">Clearing cache</text:p>
      <text:p text:style-name="P236"><text:tab/><text:span text:style-name="Strong_20_Emphasis"><text:span text:style-name="T82">rm -rf ~/.cache/*</text:span></text:span></text:p>
      <text:p text:style-name="P237"/>
      <text:p text:style-name="P237">Remove temporary files</text:p>
      <text:p text:style-name="P237"><text:tab/><text:span text:style-name="T116">rm -rf /tmp/*</text:span></text:p>
      <text:p text:style-name="P234"><text:a xlink:type="simple" xlink:href="https://unix.stackexchange.com/questions/314974/how-to-delete-broken-symlinks-in-one-go" text:style-name="Internet_20_link" text:visited-style-name="Visited_20_Internet_20_Link"/></text:p>
      <text:p text:style-name="P234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65"><text:tab/><text:span text:style-name="Strong_20_Emphasis"><text:span text:style-name="T81">find . -xtype l -delete</text:span></text:span></text:p>
      <text:p text:style-name="P65"><text:span text:style-name="Strong_20_Emphasis"><text:span text:style-name="T81"/></text:span></text:p>
      <text:p text:style-name="P68">Remove orphan packages:</text:p>
      <text:p text:style-name="P168"><text:tab/>sudo pacman -Rs $(pacman -Qtdq)</text:p>
      <text:p text:style-name="P64"/>
      <text:p text:style-name="P64"><text:span text:style-name="T172">Up</text:span>date, upgrade and clear cache</text:p>
      <text:p text:style-name="P166">sudo pacman -Syu --noconfirm -q <text:span text:style-name="T170">&amp;&amp;</text:span></text:p>
      <text:p text:style-name="P166">sudo pacman -Syyu --noconfirm -q <text:span text:style-name="T170">&amp;&amp;</text:span></text:p>
      <text:p text:style-name="P166">paccache -rvk<text:span text:style-name="T168">1</text:span> <text:span text:style-name="T170">&amp;&amp;</text:span></text:p>
      <text:p text:style-name="P166">yay -Syu --noconfirm -q <text:s/><text:span text:style-name="T170">&amp;&amp;</text:span></text:p>
      <text:p text:style-name="P166">yay --clean -Sc --noconfirm -<text:span text:style-name="T170">q </text:span><text:s/><text:span text:style-name="T170">&amp;&amp;</text:span></text:p>
      <text:p text:style-name="P166"><text:span text:style-name="T170">s</text:span>udo snap refresh <text:s/><text:span text:style-name="T170">&amp;&amp;</text:span></text:p>
      <text:p text:style-name="P173"/>
      <text:p text:style-name="P166"><text:span text:style-name="Strong_20_Emphasis"><text:span text:style-name="T59"/></text:span></text:p>
      <text:p text:style-name="P166"><text:span text:style-name="Strong_20_Emphasis"><text:span text:style-name="T59">reboot</text:span></text:span></text:p>
      <text:p text:style-name="P169"><text:span text:style-name="Strong_20_Emphasis"><text:span text:style-name="T60"/></text:span></text:p>
      <text:p text:style-name="P169"><text:span text:style-name="Strong_20_Emphasis"><text:span text:style-name="T60"/></text:span></text:p>
      <text:p text:style-name="P202"><text:bookmark-start text:name="4.10 Troubleshooting"/>Troubleshooting<text:bookmark-end text:name="4.10 Troubleshooting"/></text:p>
      <text:p text:style-name="P40"/>
      <text:p text:style-name="P88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1">o</text:span></text:a><text:a xlink:type="simple" xlink:href="https://wiki.archlinux.org/title/bluetooth#Installation" text:style-name="Internet_20_link" text:visited-style-name="Visited_20_Internet_20_Link">oth is not working</text:a></text:p>
      <text:p text:style-name="P88"><text:tab/><text:span text:style-name="Strong_20_Emphasis"><text:span text:style-name="T81">sudo systemctl enable bluetooth &amp;&amp; sudo systemctl start bluetooth</text:span></text:span></text:p>
      <text:p text:style-name="P86"/>
      <text:p text:style-name="P86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34">screen</text:span></text:a></text:p>
      <text:p text:style-name="P86"><text:tab/><text:span text:style-name="Strong_20_Emphasis"><text:span text:style-name="T81">su</text:span></text:span></text:p>
      <text:p text:style-name="P86"><text:span text:style-name="Strong_20_Emphasis"><text:span text:style-name="T81"><text:tab/>mkdir /etc/systemd/system/getty@tty1.service.d</text:span></text:span></text:p>
      <text:p text:style-name="P86"><text:span text:style-name="Strong_20_Emphasis"><text:span text:style-name="T81"><text:tab/>nano /etc/systemd/system/getty@tty1.service.d/noclear.conf</text:span></text:span></text:p>
      <text:p text:style-name="P86"><text:tab/><text:tab/>[Service]</text:p>
      <text:p text:style-name="P86"><text:tab/><text:tab/>TTYVTDisallocate=no</text:p>
      <text:p text:style-name="P86"/>
      <text:p text:style-name="P97">Unable to make AUR packages</text:p>
      <text:p text:style-name="P96"><text:tab/><text:span text:style-name="T167">Is /tmp full?</text:span></text:p>
      <text:p text:style-name="P96"><text:tab/><text:tab/><text:span text:style-name="Strong_20_Emphasis"><text:span text:style-name="T81">df -h /tmp</text:span></text:span></text:p>
      <text:p text:style-name="P96"><text:tab/><text:span text:style-name="T167">Clear it if it's full</text:span></text:p>
      <text:p text:style-name="P96"><text:tab/><text:tab/><text:span text:style-name="Strong_20_Emphasis"><text:span text:style-name="T81">rm -rf /tmp/*</text:span></text:span></text:p>
      <text:p text:style-name="P97"><text:tab/><text:tab/>Note: you can do a restart as well to clear this.</text:p>
      <text:p text:style-name="P97"/>
      <text:p text:style-name="P86">Failed services:</text:p>
      <text:p text:style-name="P86"><text:tab/><text:tab/><text:span text:style-name="Strong_20_Emphasis"><text:span text:style-name="T81">systemctl --failed</text:span></text:span></text:p>
      <text:p text:style-name="P86"/>
      <text:p text:style-name="P86">Logfiles:</text:p>
      <text:p text:style-name="P86"><text:tab/><text:tab/><text:span text:style-name="Strong_20_Emphasis"><text:span text:style-name="T81">journalctl -p 3 -b</text:span></text:span></text:p>
      <text:p text:style-name="P86"/>
      <text:p text:style-name="P86"/>
      <text:p text:style-name="P86">Check packages that were installed but no packages depend on them now:</text:p>
      <text:p text:style-name="P86"><text:tab/><text:tab/><text:span text:style-name="Strong_20_Emphasis"><text:span text:style-name="T81">pacman -Qtd</text:span></text:span></text:p>
      <text:p text:style-name="P86"/>
      <text:p text:style-name="P86">Manually installed packages that no package depend on:</text:p>
      <text:p text:style-name="P86"><text:tab/><text:tab/><text:span text:style-name="Strong_20_Emphasis"><text:span text:style-name="T81">pacman -Qm</text:span></text:span></text:p>
      <text:p text:style-name="P86"/>
      <text:p text:style-name="P86">List installed packages:</text:p>
      <text:p text:style-name="P86"><text:tab/><text:span text:style-name="Strong_20_Emphasis"><text:span text:style-name="T81">pacman -Ql</text:span></text:span></text:p>
      <text:p text:style-name="P86"><text:span text:style-name="Strong_20_Emphasis"><text:span text:style-name="T81"><text:tab/>yay -Ql</text:span></text:span></text:p>
      <text:p text:style-name="P86"/>
      <text:p text:style-name="P91">Touchpad not working:<text:span text:style-name="T88"><text:tab/><text:tab/></text:span></text:p>
      <text:p text:style-name="P86"><text:tab/><text:span text:style-name="Strong_20_Emphasis"><text:span text:style-name="T81">yay -S xf86-input-libinput</text:span></text:span></text:p>
      <text:p text:style-name="P86"/>
      <text:p text:style-name="P110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110"><text:tab/><text:span text:style-name="Strong_20_Emphasis"><text:span text:style-name="T119">yay -S xorg-xinput</text:span></text:span></text:p>
      <text:p text:style-name="P110"><text:span text:style-name="Strong_20_Emphasis"><text:span text:style-name="T119"><text:tab/>xinput</text:span></text:span></text:p>
      <text:p text:style-name="P90"/>
      <text:p text:style-name="P89"><text:a xlink:type="simple" xlink:href="https://wiki.manjaro.org/index.php/How_to_mount_Windows_(NTFS)_filesystem_due_to_hibernation" text:style-name="Internet_20_link" text:visited-style-name="Visited_20_Internet_20_Link"><text:span text:style-name="T42">Windows unmountable due to hibernation</text:span></text:a></text:p>
      <text:p text:style-name="P71"/>
      <text:p text:style-name="P89"><text:span text:style-name="T42">S</text:span><text:span text:style-name="T22">creen tearing</text:span></text:p>
      <text:p text:style-name="P100"><text:span text:style-name="T25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100"><text:tab/><text:a xlink:type="simple" xlink:href="https://wiki.manjaro.org/index.php/DMenu" text:style-name="Internet_20_link" text:visited-style-name="Visited_20_Internet_20_Link"><text:span text:style-name="T49">Using dmenu</text:span></text:a></text:p>
      <text:p text:style-name="P100"><text:tab/><text:a xlink:type="simple" xlink:href="https://wiki.manjaro.org/index.php/Simple_fix_for_screen_tearing_-_nVidia" text:style-name="Internet_20_link" text:visited-style-name="Visited_20_Internet_20_Link"><text:span text:style-name="T49">Fixes specifically for NVIDIA</text:span></text:a></text:p>
      <text:p text:style-name="P100"/>
      <text:p text:style-name="P101"><text:a xlink:type="simple" xlink:href="https://wiki.manjaro.org/index.php/Volume_Stuck_on_Mute_(XFCE_Desktop)" text:style-name="Internet_20_link" text:visited-style-name="Visited_20_Internet_20_Link"><text:span text:style-name="T24">Volume stuck on mute</text:span></text:a></text:p>
      <text:p text:style-name="P48"/>
      <text:p text:style-name="P102"><text:a xlink:type="simple" xlink:href="https://wiki.manjaro.org/index.php/Reactivating_the_Backlight" text:style-name="Internet_20_link" text:visited-style-name="Visited_20_Internet_20_Link"><text:span text:style-name="T29">Reactivating the screen backlight (BIOS ONLY)</text:span></text:a></text:p>
      <text:p text:style-name="P50"><text:span text:style-name="Strong_20_Emphasis"><text:span text:style-name="T81">sudo sed -i "s/\(GRUB_CMDLINE_LINUX=\)\"\"/\1\"acpi_osi=Linux acpi_backlight=vendor\"/" /etc/default/grub -i</text:span></text:span></text:p>
      <text:p text:style-name="P49"><text:span text:style-name="Strong_20_Emphasis"><text:span text:style-name="T81">sudo update-grub</text:span></text:span></text:p>
      <text:p text:style-name="P49"><text:span text:style-name="Strong_20_Emphasis"><text:span text:style-name="T81"/></text:span></text:p>
      <text:p text:style-name="P49"><text:span text:style-name="Strong_20_Emphasis"><text:span text:style-name="T81"/></text:span></text:p>
      <text:p text:style-name="P51"><text:span text:style-name="Strong_20_Emphasis"><text:span text:style-name="T86">Enable </text:span></text:span><text:span text:style-name="Strong_20_Emphasis"><text:span text:style-name="T87">crontab</text:span></text:span></text:p>
      <text:p text:style-name="P51"><text:span text:style-name="Strong_20_Emphasis"><text:span text:style-name="T87"><text:tab/>sudo pacman -S cronie</text:span></text:span></text:p>
      <text:p text:style-name="P51"><text:span text:style-name="Strong_20_Emphasis"><text:span text:style-name="T87"><text:tab/>sudo systemctl enable cronie.service</text:span></text:span></text:p>
      <text:p text:style-name="P51"><text:span text:style-name="Strong_20_Emphasis"><text:span text:style-name="T87"><text:tab/>sudo systemctl start cronie.service</text:span></text:span></text:p>
      <text:p text:style-name="P51"><text:span text:style-name="Strong_20_Emphasis"><text:span text:style-name="T87"/></text:span></text:p>
      <text:p text:style-name="P203"><text:bookmark-start text:name="5. Useful commands"/>Useful commands<text:bookmark-end text:name="5. Useful commands"/></text:p>
      <text:p text:style-name="P49"/>
      <text:p text:style-name="P103"><text:a xlink:type="simple" xlink:href="https://kifarunix.com/uncomment-lines-in-a-file-using-sed-in-linux/" text:style-name="Internet_20_link" text:visited-style-name="Visited_20_Internet_20_Link"><text:span text:style-name="T50">Using SED to uncomment</text:span></text:a></text:p>
      <text:p text:style-name="P111">Uncomment when text matches:</text:p>
      <text:p text:style-name="P111"><text:tab/><text:span text:style-name="T44">sudo sed -i '/*SEARCH_FOR_THIS*/s/^#/g' WHERE_TO_UNCOMMENT</text:span></text:p>
      <text:p text:style-name="P135"><text:tab/>sudo sed -i '/autologin-user=hakszi/s/^#//g' /etc/lightdm/lightdm.conf</text:p>
      <text:p text:style-name="P111"/>
      <text:p text:style-name="P111">Uncomment at line X:</text:p>
      <text:p text:style-name="P112"><text:s text:c="9"/><text:tab/><text:span text:style-name="T44">sed '*line_number*s/^#//' /etc/pacman.conf</text:span></text:p>
      <text:p text:style-name="P112"><text:span text:style-name="T22"><text:tab/></text:span><text:span text:style-name="T89">sed '93s/^#//' /etc/pacman.conf</text:span></text:p>
      <text:p text:style-name="P122"/>
      <text:p text:style-name="P122">Setup alias SSH connection with password</text:p>
      <text:p text:style-name="P122"><text:tab/><text:span text:style-name="T138">sshpass -p *PASSWORD_HERE* ssh *username*@*ip_address*</text:span></text:p>
      <text:p text:style-name="P122"><text:tab/><text:span text:style-name="T90">sshpass -p hakszi ssh </text:span><text:a xlink:type="simple" xlink:href="mailto:pi@pi.hole" text:style-name="Internet_20_link" text:visited-style-name="Visited_20_Internet_20_Link">pi@pi.hole</text:a></text:p>
      <text:p text:style-name="P136"/>
      <text:p text:style-name="P128">Run the last command with sudo</text:p>
      <text:p text:style-name="P107"><text:span text:style-name="T74"><text:tab/></text:span><text:span text:style-name="T75">s</text:span><text:span text:style-name="T74">udo !!</text:span></text:p>
      <text:p text:style-name="P208"><text:bookmark-start text:name="5.1 Unsafe commands"/>Unsafe commands<text:bookmark-end text:name="5.1 Unsafe commands"/></text:p>
      <text:p text:style-name="P132">(without thinking)</text:p>
      <text:p text:style-name="P209"/>
      <text:list xml:id="list397077692" text:style-name="L2">
        <text:list-item>
          <text:p text:style-name="P246"><text:span text:style-name="Strong_20_Emphasis"><text:span text:style-name="T120">pacman -Sy</text:span></text:span></text:p>
          <text:list>
            <text:list-item>
              <text:p text:style-name="P249">Note that this is essential when installing the system.</text:p>
            </text:list-item>
            <text:list-item>
              <text:p text:style-name="P250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51">TLDR: Refreshes package list, without upgrading the system, <text:span text:style-name="T155">and this </text:span>could lead to dependency issues.</text:p>
            </text:list-item>
          </text:list>
        </text:list-item>
        <text:list-item>
          <text:p text:style-name="P247"><text:span text:style-name="Strong_20_Emphasis"><text:span text:style-name="T120">rm -rf</text:span></text:span></text:p>
          <text:list>
            <text:list-item>
              <text:p text:style-name="P251">Doesn't ask, whether you want to uninstall the files, or not <text:span text:style-name="T152">and deletes everything recursively</text:span>. You can delete essential system files with this. Use safe-rm (<text:span text:style-name="T153">yay -S safe-rm</text:span>).</text:p>
            </text:list-item>
          </text:list>
        </text:list-item>
        <text:list-item>
          <text:p text:style-name="P247"><text:span text:style-name="Strong_20_Emphasis"><text:span text:style-name="T120">dd</text:span></text:span></text:p>
          <text:list>
            <text:list-item>
              <text:p text:style-name="P251">Informally known as disk destroyer (be very careful when using this)</text:p>
            </text:list-item>
          </text:list>
        </text:list-item>
        <text:list-item>
          <text:p text:style-name="P248"><text:span text:style-name="Strong_20_Emphasis"><text:span text:style-name="T120">chmod 777</text:span></text:span></text:p>
          <text:list>
            <text:list-item>
              <text:p text:style-name="P252"><text:a xlink:type="simple" xlink:href="https://linuxize.com/post/what-does-chmod-777-mean/" text:style-name="Internet_20_link" text:visited-style-name="Visited_20_Internet_20_Link"><text:span text:style-name="T76">What does chmod 777 mean?</text:span></text:a></text:p>
            </text:list-item>
            <text:list-item>
              <text:p text:style-name="P253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31"/>
      <text:p text:style-name="P106"><text:a xlink:type="simple" xlink:href="https://www.tecmint.com/10-most-dangerous-commands-you-should-never-execute-on-linux/" text:style-name="Internet_20_link" text:visited-style-name="Visited_20_Internet_20_Link"><text:span text:style-name="T151">Other dangerous commands</text:span></text:a></text:p>
      <text:p text:style-name="P212"><text:bookmark-start text:name="6. Gaming"/><text:span text:style-name="T136">Gaming</text:span><text:bookmark-end text:name="6. Gaming"/><text:span text:style-name="T53"><text:line-break/></text:span></text:p>
      <text:p text:style-name="P103"><text:a xlink:type="simple" xlink:href="https://www.makeuseof.com/turn-arch-linux-into-a-gaming-system-with-steam/" text:style-name="Internet_20_link" text:visited-style-name="Visited_20_Internet_20_Link"><text:span text:style-name="T91">Getting steam set up:</text:span></text:a></text:p>
      <text:p text:style-name="P103"><text:span text:style-name="Strong_20_Emphasis"><text:span text:style-name="T81">sudo mkdir ~/.fonts/ &amp;&amp; cd ~/.fonts/</text:span></text:span></text:p>
      <text:p text:style-name="P113"><text:span text:style-name="Strong_20_Emphasis"><text:span text:style-name="T119">wget https://support.steampowered.com/downloads/1974-YFKL-4947/SteamFonts.zip</text:span></text:span></text:p>
      <text:p text:style-name="P113"><text:span text:style-name="Strong_20_Emphasis"><text:span text:style-name="T119">unzip SteamFonts.zip &amp;&amp; rm SteamFonts.zip</text:span></text:span></text:p>
      <text:p text:style-name="P113"/>
      <text:p text:style-name="P115"><text:a xlink:type="simple" xlink:href="https://github.com/sammilucia/arch-gaming#update-your-kernel" text:style-name="Internet_20_link" text:visited-style-name="Visited_20_Internet_20_Link">Mouse latency</text:a></text:p>
      <text:p text:style-name="P116"><text:tab/><text:span text:style-name="Strong_20_Emphasis"><text:span text:style-name="T119">sudo nano /etc/default/grub</text:span></text:span></text:p>
      <text:p text:style-name="P116"><text:tab/>add:<text:tab/><text:tab/>usbhid.mousepoll=1 <text:s/></text:p>
      <text:p text:style-name="P115"><text:tab/>to:<text:tab/><text:tab/>GRUB_CMDLINE_LINUX_DEFAULT</text:p>
      <text:p text:style-name="P117"><text:tab/><text:span text:style-name="Strong_20_Emphasis"><text:span text:style-name="T119">update-grub</text:span></text:span></text:p>
      <text:p text:style-name="P115"/>
      <text:p text:style-name="P115"><text:a xlink:type="simple" xlink:href="https://github.com/sammilucia" text:style-name="Internet_20_link" text:visited-style-name="Visited_20_Internet_20_Link"><text:span text:style-name="T92">STEAM</text:span></text:a><text:tab/></text:p>
      <text:p text:style-name="P115"><text:tab/><text:a xlink:type="simple" xlink:href="https://github.com/sammilucia/arch-gaming#steam-configuration" text:style-name="Internet_20_link" text:visited-style-name="Visited_20_Internet_20_Link">Steam configuration</text:a></text:p>
      <text:p text:style-name="P103"><text:span text:style-name="T52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103"><text:span text:style-name="T52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103"><text:span text:style-name="T92"><text:tab/></text:span><text:a xlink:type="simple" xlink:href="https://github.com/sammilucia/arch-gaming#fix-laggy-screen-updates" text:style-name="Internet_20_link" text:visited-style-name="Visited_20_Internet_20_Link"><text:span text:style-name="T92">Laggy screen updates</text:span></text:a></text:p>
      <text:p text:style-name="P103"><text:span text:style-name="T92"><text:tab/></text:span><text:a xlink:type="simple" xlink:href="https://github.com/sammilucia/arch-gaming#using-environment-variables-instead" text:style-name="Internet_20_link" text:visited-style-name="Visited_20_Internet_20_Link"><text:span text:style-name="T92">using enviroment variables</text:span></text:a></text:p>
      <text:p text:style-name="P103"/>
      <text:p text:style-name="P103"><text:a xlink:type="simple" xlink:href="https://www.reddit.com/r/archlinux/comments/u9pto2/setup_an_amd_gpu_for_daily_usage/" text:style-name="Internet_20_link" text:visited-style-name="Visited_20_Internet_20_Link"><text:span text:style-name="T93">Set-up an AMD GPU for daily usage (Graphics,Gaming,Compute,etc) in Arch Linux.</text:span></text:a>:</text:p>
      <text:p text:style-name="P105"><text:tab/><text:span text:style-name="Strong_20_Emphasis"><text:span text:style-name="T81">sudo nano /etc/environment<text:tab/></text:span></text:span></text:p>
      <text:p text:style-name="P219"><text:tab/><text:tab/>AMD_VULKAN_ICD=RADV<text:tab/></text:p>
      <text:p text:style-name="P103"/>
      <text:p text:style-name="P103">Complied for certain games:</text:p>
      <text:p text:style-name="P103"><text:tab/><text:span text:style-name="Strong_20_Emphasis"><text:span text:style-name="T81">yay -S wine-ge-custom</text:span></text:span></text:p>
      <text:p text:style-name="P103"/>
      <text:p text:style-name="P137">Java (<text:span text:style-name="T139">if another version is needed</text:span>):</text:p>
      <text:p text:style-name="P137"><text:tab/>Find all available versions</text:p>
      <text:p text:style-name="P137"><text:tab/><text:tab/><text:span text:style-name="Strong_20_Emphasis"><text:span text:style-name="T81">sudo pacman -sS java | grep jdk</text:span></text:span></text:p>
      <text:p text:style-name="P123"><text:tab/>Install the one you want.</text:p>
      <text:p text:style-name="P114"><text:tab/></text:p>
      <text:p text:style-name="P114"><text:a xlink:type="simple" xlink:href="https://wiki.archlinux.org/title/wine#WINEARCH" text:style-name="Internet_20_link" text:visited-style-name="Visited_20_Internet_20_Link">32 bit wine</text:a></text:p>
      <text:p text:style-name="P104"><text:a xlink:type="simple" xlink:href="https://github.com/lutris/docs/blob/master/Origin.md" text:style-name="Internet_20_link" text:visited-style-name="Visited_20_Internet_20_Link"><text:span text:style-name="T51">origin</text:span></text:a></text:p>
      <text:p text:style-name="P104"><text:a xlink:type="simple" xlink:href="https://www.addictivetips.com/ubuntu-linux-tips/how-to-use-ea-origin-on-linux/" text:style-name="Internet_20_link" text:visited-style-name="Visited_20_Internet_20_Link"><text:span text:style-name="T91">origin on linux #2</text:span></text:a></text:p>
      <text:p text:style-name="P104"><text:a xlink:type="simple" xlink:href="https://lutris.net/games/simcity-2013/" text:style-name="Internet_20_link" text:visited-style-name="Visited_20_Internet_20_Link"><text:span text:style-name="T91">Simcity</text:span></text:a></text:p>
      <text:p text:style-name="P124">Lutris install</text:p>
      <text:p text:style-name="P205"><text:bookmark-start text:name="7. Security"/>Security<text:bookmark-end text:name="7. Security"/></text:p>
      <text:p text:style-name="P74"/>
      <text:p text:style-name="P187"><text:a xlink:type="simple" xlink:href="https://wiki.manjaro.org/index.php/Block_Lists_for_Deluge_%26_qBittorrent" text:style-name="Internet_20_link" text:visited-style-name="Visited_20_Internet_20_Link">Block list for qbittorent</text:a><text:span text:style-name="T39"> </text:span><text:span text:style-name="T40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73"><text:tab/><text:span text:style-name="Strong_20_Emphasis"><text:span text:style-name="T81">cd ~/.config/qBittorrent/</text:span></text:span></text:p>
      <text:p text:style-name="P75"><text:tab/><text:span text:style-name="T135">download files from </text:span><text:a xlink:type="simple" xlink:href="https://github.com/hakszihu/ArchSettings/blob/main/ipfilter.dat" text:style-name="Internet_20_link" text:visited-style-name="Visited_20_Internet_20_Link"><text:span text:style-name="T135">here</text:span></text:a><text:span text:style-name="T135"> into this folder.</text:span></text:p>
      <text:p text:style-name="P75"/>
      <text:p text:style-name="P78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41">AMD</text:p>
      <text:p text:style-name="P41"><text:tab/><text:span text:style-name="Strong_20_Emphasis"><text:span text:style-name="T81">sudo pacman -Syy amd-ucode</text:span></text:span></text:p>
      <text:p text:style-name="P41"><text:tab/><text:span text:style-name="Strong_20_Emphasis"><text:span text:style-name="T81">yay -S iucode-tool</text:span></text:span></text:p>
      <text:p text:style-name="P41"><text:span text:style-name="Strong_20_Emphasis"><text:span text:style-name="T81"><text:tab/>sudo update-grub</text:span></text:span></text:p>
      <text:p text:style-name="P41"/>
      <text:p text:style-name="P41">Intel</text:p>
      <text:p text:style-name="P41"><text:tab/><text:span text:style-name="Strong_20_Emphasis"><text:span text:style-name="T81">sudo pacman -Syy intel-ucode</text:span></text:span></text:p>
      <text:p text:style-name="P41"><text:span text:style-name="Strong_20_Emphasis"><text:span text:style-name="T81"><text:tab/>yay -S iucode-tool</text:span></text:span></text:p>
      <text:p text:style-name="P41"><text:span text:style-name="Strong_20_Emphasis"><text:span text:style-name="T81"><text:tab/>sudo update-grub</text:span></text:span></text:p>
      <text:p text:style-name="P72"/>
      <text:p text:style-name="P84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83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83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73"><text:a xlink:type="simple" xlink:href="https://wiki.archlinux.org/title/Polkit#Installation" text:style-name="Internet_20_link" text:visited-style-name="Visited_20_Internet_20_Link">Running apps in sandbox (polkit)</text:a></text:p>
      <text:p text:style-name="P73"/>
      <text:p text:style-name="P73"/>
      <text:p text:style-name="P206"><text:bookmark-start text:name="9. Saving &amp; reloading the system"/>Saving &amp; reloading the system<text:bookmark-end text:name="9. Saving &amp; reloading the system"/></text:p>
      <text:p text:style-name="P54"/>
      <text:p text:style-name="P54">Save:</text:p>
      <text:p text:style-name="P56"><text:tab/><text:span text:style-name="T173">Before saving, clear the system: </text:span><text:span text:style-name="T113"><text:bookmark-ref text:reference-format="text" text:ref-name="4.9 System maintaining">System maintaining</text:bookmark-ref></text:span></text:p>
      <text:p text:style-name="P54"><text:tab/><text:span text:style-name="T61">fstrim /</text:span></text:p>
      <text:p text:style-name="P55"><text:tab/><text:span text:style-name="T61">dd if=/</text:span><text:span text:style-name="T63">partition/to/be/written/on</text:span><text:span text:style-name="T62"> </text:span><text:span text:style-name="T61">bs=64M status=progress | zstd -q3T2c --adapt - &gt; </text:span><text:span text:style-name="T63">NAME</text:span><text:span text:style-name="T62">.img.zst</text:span></text:p>
      <text:p text:style-name="P77"><text:span text:style-name="T95"><text:tab/></text:span><text:span text:style-name="T68">dd if=/dev/</text:span><text:span text:style-name="T69">sda</text:span><text:span text:style-name="T68"> bs=64M status=progress | zstd -q3T2c --adapt - &gt; </text:span><text:span text:style-name="T66">arch</text:span><text:span text:style-name="T68">.img.</text:span><text:span text:style-name="T65">zst</text:span></text:p>
      <text:p text:style-name="P77"><text:span text:style-name="T64"><text:tab/>dd if=/dev/nvme0n1 bs=64M status=progress | zstd -q3T2c --adapt - &gt; </text:span><text:span text:style-name="T66">arch</text:span><text:span text:style-name="T64">.img.</text:span><text:span text:style-name="T65">zst</text:span></text:p>
      <text:p text:style-name="P54"/>
      <text:p text:style-name="P54">Reload <text:span text:style-name="T97">previous save </text:span><text:span text:style-name="T154">(from a live system)</text:span>:</text:p>
      <text:p text:style-name="P54"><text:tab/><text:span text:style-name="T62">zstd -vkdc /</text:span><text:span text:style-name="T63">backup/file</text:span><text:span text:style-name="T62">.img.zst | dd of=/dev/sdX bs=4M status=progress</text:span></text:p>
      <text:p text:style-name="P76"><text:span text:style-name="T57"><text:tab/></text:span><text:span text:style-name="T66">zstd -vkdc arch.img.zst | dd of=/dev/sda bs=4M status=progress</text:span></text:p>
      <text:p text:style-name="P76"><text:span text:style-name="T66"><text:tab/>zstd -vkdc arch</text:span><text:span text:style-name="T65">.img.zst | dd of=/dev/</text:span><text:span text:style-name="T67">nvme0n1</text:span><text:span text:style-name="T65"> bs=4M status=progress</text:span></text:p>
      <text:p text:style-name="P125"/>
      <text:p text:style-name="P127"><text:span text:style-name="T141">Speed up save and reload</text:span>:</text:p>
      <text:p text:style-name="P127"><text:tab/><text:span text:style-name="Strong_20_Emphasis"><text:span text:style-name="T119">su</text:span></text:span></text:p>
      <text:p text:style-name="P127"><text:tab/><text:span text:style-name="Strong_20_Emphasis"><text:span text:style-name="T119">cd</text:span></text:span> /<text:span text:style-name="T141">where/you/save/or/load/backup/from</text:span></text:p>
      <text:p text:style-name="P57"><text:span text:style-name="T58"><text:tab/></text:span><text:span text:style-name="T57"> </text:span></text:p>
      <text:p text:style-name="P127">Troubleshooting:</text:p>
      <text:p text:style-name="P127"><text:tab/>Problem #1: <text:span text:style-name="T141">Terminal kills program, ram usage at 100%</text:span></text:p>
      <text:p text:style-name="P127"><text:tab/>Solution to #1: <text:span text:style-name="T141">Extend ram</text:span>, <text:span text:style-name="T141">or </text:span><text:span text:style-name="T142">(slower method)</text:span>:</text:p>
      <text:p text:style-name="P138"><text:span text:style-name="T70"><text:tab/><text:tab/></text:span><text:span text:style-name="T71"><text:tab/></text:span><text:span text:style-name="Strong_20_Emphasis"><text:span text:style-name="T81">sudo nano /etc/makepkg.conf</text:span></text:span></text:p>
      <text:p text:style-name="P215"><text:span text:style-name="T1"><text:tab/><text:tab/><text:tab/><text:tab/></text:span><text:span text:style-name="T70">MAKEFLAGS="-j</text:span><text:span text:style-name="T72">2</text:span><text:span text:style-name="T70">"<text:line-break/><text:line-break/></text:span></text:p>
      <text:p text:style-name="P207"><text:bookmark-start text:name="8. Extra productiveness"/>Extra productiveness<text:bookmark-end text:name="8. Extra productiveness"/></text:p>
      <text:p text:style-name="P214"><text:a xlink:type="simple" xlink:href="https://wiki.manjaro.org/index.php/Keyboard_and_Mouse_Sharing" text:style-name="Internet_20_link" text:visited-style-name="Visited_20_Internet_20_Link"><text:span text:style-name="T26"/></text:a></text:p>
      <text:p text:style-name="P215"><text:a xlink:type="simple" xlink:href="https://wiki.manjaro.org/index.php/Keyboard_and_Mouse_Sharing" text:style-name="Internet_20_link" text:visited-style-name="Visited_20_Internet_20_Link"><text:span text:style-name="T41">Control 2 PC with one mouse and keyboard</text:span></text:a></text:p>
      <text:p text:style-name="P215"><text:a xlink:type="simple" xlink:href="https://wiki.manjaro.org/index.php/VirtualBox" text:style-name="Internet_20_link" text:visited-style-name="Visited_20_Internet_20_Link"><text:span text:style-name="T73">Set up virtualbox on arch</text:span></text:a></text:p>
      <text:p text:style-name="P221"><text:span text:style-name="T78">U</text:span><text:span text:style-name="T77">seful things to take a look at later (guessed right, procastination)</text:span></text:p>
      <text:p text:style-name="P130"/>
      <text:p text:style-name="P130">https://wiki.archlinux.org/title/Frequently_asked_questions</text:p>
      <text:p text:style-name="P130">https://wiki.archlinux.org/title/Improving_performance</text:p>
      <text:p text:style-name="P130">https://wiki.archlinux.org/title/Improving_performance/Boot_process</text:p>
      <text:p text:style-name="P130">https://wiki.archlinux.org/title/Security#Enforcing_strong_passwords_with_pam_pwquality</text:p>
      <text:p text:style-name="P130"/>
      <text:p text:style-name="P130">https://wiki.archlinux.org/title/Lenovo_V15_G2-ALC</text:p>
      <text:p text:style-name="P130"/>
      <text:p text:style-name="P130">https://wiki.archlinux.org/title/System_maintenance</text:p>
      <text:p text:style-name="P130">https://wiki.archlinux.org/title/Security</text:p>
      <text:p text:style-name="P130">https://wiki.archlinux.org/title/Domain_name_resolution#Privacy_and_security</text:p>
      <text:p text:style-name="P130">https://wiki.archlinux.org/title/Power_management#Power_management_with_systemd</text:p>
      <text:p text:style-name="P130">https://wiki.archlinux.org/title/CPU_frequency_scaling</text:p>
      <text:p text:style-name="P130">https://wiki.archlinux.org/title/Solid_state_drive</text:p>
      <text:p text:style-name="P130">https://wiki.archlinux.org/title/Uniform_look_for_Qt_and_GTK_applications</text:p>
      <text:p text:style-name="P130"/>
      <text:p text:style-name="P130">https://wiki.archlinux.org/title/Backlight</text:p>
      <text:p text:style-name="P130">https://wiki.archlinux.org/title/Webcam_setup</text:p>
      <text:p text:style-name="P130">https://wiki.archlinux.org/title/Hardware_video_acceleration#NVIDIA</text:p>
      <text:p text:style-name="P130">https://wiki.archlinux.org/title/Acpid</text:p>
      <text:p text:style-name="P130">https://wiki.archlinux.org/title/Extra_keyboard_keys</text:p>
      <text:p text:style-name="P130">https://wiki.archlinux.org/title/Network_configuration/Wireless</text:p>
      <text:p text:style-name="P130">https://wiki.archlinux.org/title/Display_Power_Management_Signaling</text:p>
      <text:p text:style-name="P130">https://wiki.archlinux.org/title/CPU_frequency_scaling</text:p>
      <text:p text:style-name="P129"/>
      <text:p text:style-name="P129">https://github.com/theo546/my-arch-setup</text:p>
      <text:p text:style-name="P126"><text:tab/></text:p>
      <text:p text:style-name="P126">https://askubuntu.com/questions/1015701/display-turns-off-too-soon</text:p>
      <text:p text:style-name="P126">https://forum.endeavouros.com/t/screen-brightness-diminishes-after-attaching-ac-adapter/15726</text:p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21T09:37:27.712578773</dc:date>
    <meta:editing-duration>PT17H2M40S</meta:editing-duration>
    <meta:editing-cycles>262</meta:editing-cycles>
    <meta:generator>LibreOffice/7.3.4.2$Linux_X86_64 LibreOffice_project/30$Build-2</meta:generator>
    <meta:document-statistic meta:table-count="0" meta:image-count="0" meta:object-count="0" meta:page-count="23" meta:paragraph-count="642" meta:word-count="2542" meta:character-count="20593" meta:non-whitespace-character-count="18264"/>
  </office:meta>
</office:document-meta>
</file>